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3.72mm" svg:height="150.34mm" svg:x="36.35mm" svg:y="64.28mm">
            <loext:p draw:notify-on-update-of-ranges="Sheet1.T14:Sheet1.T30 Sheet1.A11:Sheet1.Q11 Sheet1.S11:Sheet1.AI11 Sheet1.AK11:Sheet1.BA11 Sheet1.BC11:Sheet1.BS11 Sheet1.BU11:Sheet1.CK11 Sheet1.CM11:Sheet1.D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7" table:default-cell-style-name="Default"/>
        <table:table-row table:style-name="ro1">
          <table:table-cell office:value-type="float" office:value="0.00340071122136" calcext:value-type="float">
            <text:p>0.00340071122136</text:p>
          </table:table-cell>
          <table:table-cell office:value-type="float" office:value="0.284515377576" calcext:value-type="float">
            <text:p>0.284515377576</text:p>
          </table:table-cell>
          <table:table-cell office:value-type="float" office:value="0.457319340599" calcext:value-type="float">
            <text:p>0.457319340599</text:p>
          </table:table-cell>
          <table:table-cell office:value-type="float" office:value="0.56191799424" calcext:value-type="float">
            <text:p>0.56191799424</text:p>
          </table:table-cell>
          <table:table-cell office:value-type="float" office:value="0.611573382439" calcext:value-type="float">
            <text:p>0.611573382439</text:p>
          </table:table-cell>
          <table:table-cell office:value-type="float" office:value="0.635379144723" calcext:value-type="float">
            <text:p>0.635379144723</text:p>
          </table:table-cell>
          <table:table-cell office:value-type="float" office:value="0.631295074548" calcext:value-type="float">
            <text:p>0.631295074548</text:p>
          </table:table-cell>
          <table:table-cell office:value-type="float" office:value="0.621086182658" calcext:value-type="float">
            <text:p>0.621086182658</text:p>
          </table:table-cell>
          <table:table-cell office:value-type="float" office:value="0.601777495704" calcext:value-type="float">
            <text:p>0.601777495704</text:p>
          </table:table-cell>
          <table:table-cell office:value-type="float" office:value="0.579246941563" calcext:value-type="float">
            <text:p>0.579246941563</text:p>
          </table:table-cell>
          <table:table-cell/>
          <table:table-cell office:value-type="float" office:value="0.001719138947" calcext:value-type="float">
            <text:p>0.001719138947</text:p>
          </table:table-cell>
          <table:table-cell office:value-type="float" office:value="0.200969084467" calcext:value-type="float">
            <text:p>0.200969084467</text:p>
          </table:table-cell>
          <table:table-cell office:value-type="float" office:value="0.354990940405" calcext:value-type="float">
            <text:p>0.354990940405</text:p>
          </table:table-cell>
          <table:table-cell office:value-type="float" office:value="0.451569762308" calcext:value-type="float">
            <text:p>0.451569762308</text:p>
          </table:table-cell>
          <table:table-cell office:value-type="float" office:value="0.493831455485" calcext:value-type="float">
            <text:p>0.493831455485</text:p>
          </table:table-cell>
          <table:table-cell office:value-type="float" office:value="0.518153224872" calcext:value-type="float">
            <text:p>0.518153224872</text:p>
          </table:table-cell>
          <table:table-cell office:value-type="float" office:value="0.490779945478" calcext:value-type="float">
            <text:p>0.490779945478</text:p>
          </table:table-cell>
          <table:table-cell office:value-type="float" office:value="0.479237829326" calcext:value-type="float">
            <text:p>0.479237829326</text:p>
          </table:table-cell>
          <table:table-cell office:value-type="float" office:value="0.448906079925" calcext:value-type="float">
            <text:p>0.448906079925</text:p>
          </table:table-cell>
          <table:table-cell office:value-type="float" office:value="0.430204925076" calcext:value-type="float">
            <text:p>0.430204925076</text:p>
          </table:table-cell>
          <table:table-cell/>
          <table:table-cell office:value-type="float" office:value="0.00174256633378" calcext:value-type="float">
            <text:p>0.00174256633378</text:p>
          </table:table-cell>
          <table:table-cell office:value-type="float" office:value="0.141898151487" calcext:value-type="float">
            <text:p>0.141898151487</text:p>
          </table:table-cell>
          <table:table-cell office:value-type="float" office:value="0.242898988898" calcext:value-type="float">
            <text:p>0.242898988898</text:p>
          </table:table-cell>
          <table:table-cell office:value-type="float" office:value="0.295278280895" calcext:value-type="float">
            <text:p>0.295278280895</text:p>
          </table:table-cell>
          <table:table-cell office:value-type="float" office:value="0.307444034078" calcext:value-type="float">
            <text:p>0.307444034078</text:p>
          </table:table-cell>
          <table:table-cell office:value-type="float" office:value="0.305927194658" calcext:value-type="float">
            <text:p>0.305927194658</text:p>
          </table:table-cell>
          <table:table-cell office:value-type="float" office:value="0.296704295012" calcext:value-type="float">
            <text:p>0.296704295012</text:p>
          </table:table-cell>
          <table:table-cell office:value-type="float" office:value="0.266853625861" calcext:value-type="float">
            <text:p>0.266853625861</text:p>
          </table:table-cell>
          <table:table-cell office:value-type="float" office:value="0.248882115216" calcext:value-type="float">
            <text:p>0.248882115216</text:p>
          </table:table-cell>
          <table:table-cell office:value-type="float" office:value="0.213605189106" calcext:value-type="float">
            <text:p>0.213605189106</text:p>
          </table:table-cell>
          <table:table-cell table:number-columns-repeated="75"/>
        </table:table-row>
        <table:table-row table:style-name="ro1">
          <table:table-cell office:value-type="float" office:value="0.00347805003365" calcext:value-type="float">
            <text:p>0.00347805003365</text:p>
          </table:table-cell>
          <table:table-cell office:value-type="float" office:value="0.281222977893" calcext:value-type="float">
            <text:p>0.281222977893</text:p>
          </table:table-cell>
          <table:table-cell office:value-type="float" office:value="0.464178534039" calcext:value-type="float">
            <text:p>0.464178534039</text:p>
          </table:table-cell>
          <table:table-cell office:value-type="float" office:value="0.561263905474" calcext:value-type="float">
            <text:p>0.561263905474</text:p>
          </table:table-cell>
          <table:table-cell office:value-type="float" office:value="0.607425878541" calcext:value-type="float">
            <text:p>0.607425878541</text:p>
          </table:table-cell>
          <table:table-cell office:value-type="float" office:value="0.638055886953" calcext:value-type="float">
            <text:p>0.638055886953</text:p>
          </table:table-cell>
          <table:table-cell office:value-type="float" office:value="0.634625382091" calcext:value-type="float">
            <text:p>0.634625382091</text:p>
          </table:table-cell>
          <table:table-cell office:value-type="float" office:value="0.621100992649" calcext:value-type="float">
            <text:p>0.621100992649</text:p>
          </table:table-cell>
          <table:table-cell office:value-type="float" office:value="0.607011543812" calcext:value-type="float">
            <text:p>0.607011543812</text:p>
          </table:table-cell>
          <table:table-cell office:value-type="float" office:value="0.593748439415" calcext:value-type="float">
            <text:p>0.593748439415</text:p>
          </table:table-cell>
          <table:table-cell/>
          <table:table-cell office:value-type="float" office:value="0.0017521479583" calcext:value-type="float">
            <text:p>0.0017521479583</text:p>
          </table:table-cell>
          <table:table-cell office:value-type="float" office:value="0.200679569128" calcext:value-type="float">
            <text:p>0.200679569128</text:p>
          </table:table-cell>
          <table:table-cell office:value-type="float" office:value="0.356039800872" calcext:value-type="float">
            <text:p>0.356039800872</text:p>
          </table:table-cell>
          <table:table-cell office:value-type="float" office:value="0.448606058238" calcext:value-type="float">
            <text:p>0.448606058238</text:p>
          </table:table-cell>
          <table:table-cell office:value-type="float" office:value="0.495934880936" calcext:value-type="float">
            <text:p>0.495934880936</text:p>
          </table:table-cell>
          <table:table-cell office:value-type="float" office:value="0.510527777254" calcext:value-type="float">
            <text:p>0.510527777254</text:p>
          </table:table-cell>
          <table:table-cell office:value-type="float" office:value="0.482521539237" calcext:value-type="float">
            <text:p>0.482521539237</text:p>
          </table:table-cell>
          <table:table-cell office:value-type="float" office:value="0.470847764985" calcext:value-type="float">
            <text:p>0.470847764985</text:p>
          </table:table-cell>
          <table:table-cell office:value-type="float" office:value="0.44928031041" calcext:value-type="float">
            <text:p>0.44928031041</text:p>
          </table:table-cell>
          <table:table-cell office:value-type="float" office:value="0.422377865805" calcext:value-type="float">
            <text:p>0.422377865805</text:p>
          </table:table-cell>
          <table:table-cell/>
          <table:table-cell office:value-type="float" office:value="0.00170069383313" calcext:value-type="float">
            <text:p>0.00170069383313</text:p>
          </table:table-cell>
          <table:table-cell office:value-type="float" office:value="0.147513854532" calcext:value-type="float">
            <text:p>0.147513854532</text:p>
          </table:table-cell>
          <table:table-cell office:value-type="float" office:value="0.24102353421" calcext:value-type="float">
            <text:p>0.24102353421</text:p>
          </table:table-cell>
          <table:table-cell office:value-type="float" office:value="0.296098014633" calcext:value-type="float">
            <text:p>0.296098014633</text:p>
          </table:table-cell>
          <table:table-cell office:value-type="float" office:value="0.321208429801" calcext:value-type="float">
            <text:p>0.321208429801</text:p>
          </table:table-cell>
          <table:table-cell office:value-type="float" office:value="0.2966793868" calcext:value-type="float">
            <text:p>0.2966793868</text:p>
          </table:table-cell>
          <table:table-cell office:value-type="float" office:value="0.296043745797" calcext:value-type="float">
            <text:p>0.296043745797</text:p>
          </table:table-cell>
          <table:table-cell office:value-type="float" office:value="0.256914124337" calcext:value-type="float">
            <text:p>0.256914124337</text:p>
          </table:table-cell>
          <table:table-cell office:value-type="float" office:value="0.244142766824" calcext:value-type="float">
            <text:p>0.244142766824</text:p>
          </table:table-cell>
          <table:table-cell office:value-type="float" office:value="0.213789274404" calcext:value-type="float">
            <text:p>0.213789274404</text:p>
          </table:table-cell>
          <table:table-cell table:number-columns-repeated="75"/>
        </table:table-row>
        <table:table-row table:style-name="ro1">
          <table:table-cell office:value-type="float" office:value="0.00346771651114" calcext:value-type="float">
            <text:p>0.00346771651114</text:p>
          </table:table-cell>
          <table:table-cell office:value-type="float" office:value="0.282934723251" calcext:value-type="float">
            <text:p>0.282934723251</text:p>
          </table:table-cell>
          <table:table-cell office:value-type="float" office:value="0.466540324851" calcext:value-type="float">
            <text:p>0.466540324851</text:p>
          </table:table-cell>
          <table:table-cell office:value-type="float" office:value="0.56533210427" calcext:value-type="float">
            <text:p>0.56533210427</text:p>
          </table:table-cell>
          <table:table-cell office:value-type="float" office:value="0.617080526897" calcext:value-type="float">
            <text:p>0.617080526897</text:p>
          </table:table-cell>
          <table:table-cell office:value-type="float" office:value="0.626361845735" calcext:value-type="float">
            <text:p>0.626361845735</text:p>
          </table:table-cell>
          <table:table-cell office:value-type="float" office:value="0.62964270718" calcext:value-type="float">
            <text:p>0.62964270718</text:p>
          </table:table-cell>
          <table:table-cell office:value-type="float" office:value="0.616521309553" calcext:value-type="float">
            <text:p>0.616521309553</text:p>
          </table:table-cell>
          <table:table-cell office:value-type="float" office:value="0.598411343744" calcext:value-type="float">
            <text:p>0.598411343744</text:p>
          </table:table-cell>
          <table:table-cell office:value-type="float" office:value="0.576667529241" calcext:value-type="float">
            <text:p>0.576667529241</text:p>
          </table:table-cell>
          <table:table-cell/>
          <table:table-cell office:value-type="float" office:value="0.00172842033046" calcext:value-type="float">
            <text:p>0.00172842033046</text:p>
          </table:table-cell>
          <table:table-cell office:value-type="float" office:value="0.199574832561" calcext:value-type="float">
            <text:p>0.199574832561</text:p>
          </table:table-cell>
          <table:table-cell office:value-type="float" office:value="0.355786956444" calcext:value-type="float">
            <text:p>0.355786956444</text:p>
          </table:table-cell>
          <table:table-cell office:value-type="float" office:value="0.451818190464" calcext:value-type="float">
            <text:p>0.451818190464</text:p>
          </table:table-cell>
          <table:table-cell office:value-type="float" office:value="0.49755063433" calcext:value-type="float">
            <text:p>0.49755063433</text:p>
          </table:table-cell>
          <table:table-cell office:value-type="float" office:value="0.497774071502" calcext:value-type="float">
            <text:p>0.497774071502</text:p>
          </table:table-cell>
          <table:table-cell office:value-type="float" office:value="0.495449522084" calcext:value-type="float">
            <text:p>0.495449522084</text:p>
          </table:table-cell>
          <table:table-cell office:value-type="float" office:value="0.47204341559" calcext:value-type="float">
            <text:p>0.47204341559</text:p>
          </table:table-cell>
          <table:table-cell office:value-type="float" office:value="0.457861252931" calcext:value-type="float">
            <text:p>0.457861252931</text:p>
          </table:table-cell>
          <table:table-cell office:value-type="float" office:value="0.42132546721" calcext:value-type="float">
            <text:p>0.42132546721</text:p>
          </table:table-cell>
          <table:table-cell/>
          <table:table-cell office:value-type="float" office:value="0.00173063176245" calcext:value-type="float">
            <text:p>0.00173063176245</text:p>
          </table:table-cell>
          <table:table-cell office:value-type="float" office:value="0.148319274731" calcext:value-type="float">
            <text:p>0.148319274731</text:p>
          </table:table-cell>
          <table:table-cell office:value-type="float" office:value="0.251257242004" calcext:value-type="float">
            <text:p>0.251257242004</text:p>
          </table:table-cell>
          <table:table-cell office:value-type="float" office:value="0.297351737971" calcext:value-type="float">
            <text:p>0.297351737971</text:p>
          </table:table-cell>
          <table:table-cell office:value-type="float" office:value="0.312610379786" calcext:value-type="float">
            <text:p>0.312610379786</text:p>
          </table:table-cell>
          <table:table-cell office:value-type="float" office:value="0.296229608468" calcext:value-type="float">
            <text:p>0.296229608468</text:p>
          </table:table-cell>
          <table:table-cell office:value-type="float" office:value="0.289070442995" calcext:value-type="float">
            <text:p>0.289070442995</text:p>
          </table:table-cell>
          <table:table-cell office:value-type="float" office:value="0.252348947982" calcext:value-type="float">
            <text:p>0.252348947982</text:p>
          </table:table-cell>
          <table:table-cell office:value-type="float" office:value="0.232240253404" calcext:value-type="float">
            <text:p>0.232240253404</text:p>
          </table:table-cell>
          <table:table-cell office:value-type="float" office:value="0.209140573236" calcext:value-type="float">
            <text:p>0.209140573236</text:p>
          </table:table-cell>
          <table:table-cell table:number-columns-repeated="75"/>
        </table:table-row>
        <table:table-row table:style-name="ro1">
          <table:table-cell office:value-type="float" office:value="0.00345390916369" calcext:value-type="float">
            <text:p>0.00345390916369</text:p>
          </table:table-cell>
          <table:table-cell office:value-type="float" office:value="0.28219969425" calcext:value-type="float">
            <text:p>0.28219969425</text:p>
          </table:table-cell>
          <table:table-cell office:value-type="float" office:value="0.456455050378" calcext:value-type="float">
            <text:p>0.456455050378</text:p>
          </table:table-cell>
          <table:table-cell office:value-type="float" office:value="0.572303151743" calcext:value-type="float">
            <text:p>0.572303151743</text:p>
          </table:table-cell>
          <table:table-cell office:value-type="float" office:value="0.62257416764" calcext:value-type="float">
            <text:p>0.62257416764</text:p>
          </table:table-cell>
          <table:table-cell office:value-type="float" office:value="0.633396878761" calcext:value-type="float">
            <text:p>0.633396878761</text:p>
          </table:table-cell>
          <table:table-cell office:value-type="float" office:value="0.638650294338" calcext:value-type="float">
            <text:p>0.638650294338</text:p>
          </table:table-cell>
          <table:table-cell office:value-type="float" office:value="0.621467217298" calcext:value-type="float">
            <text:p>0.621467217298</text:p>
          </table:table-cell>
          <table:table-cell office:value-type="float" office:value="0.599544085107" calcext:value-type="float">
            <text:p>0.599544085107</text:p>
          </table:table-cell>
          <table:table-cell office:value-type="float" office:value="0.584657839173" calcext:value-type="float">
            <text:p>0.584657839173</text:p>
          </table:table-cell>
          <table:table-cell/>
          <table:table-cell office:value-type="float" office:value="0.00175405329238" calcext:value-type="float">
            <text:p>0.00175405329238</text:p>
          </table:table-cell>
          <table:table-cell office:value-type="float" office:value="0.199310644734" calcext:value-type="float">
            <text:p>0.199310644734</text:p>
          </table:table-cell>
          <table:table-cell office:value-type="float" office:value="0.353964904419" calcext:value-type="float">
            <text:p>0.353964904419</text:p>
          </table:table-cell>
          <table:table-cell office:value-type="float" office:value="0.444419241504" calcext:value-type="float">
            <text:p>0.444419241504</text:p>
          </table:table-cell>
          <table:table-cell office:value-type="float" office:value="0.494058637545" calcext:value-type="float">
            <text:p>0.494058637545</text:p>
          </table:table-cell>
          <table:table-cell office:value-type="float" office:value="0.508870222675" calcext:value-type="float">
            <text:p>0.508870222675</text:p>
          </table:table-cell>
          <table:table-cell office:value-type="float" office:value="0.499879800792" calcext:value-type="float">
            <text:p>0.499879800792</text:p>
          </table:table-cell>
          <table:table-cell office:value-type="float" office:value="0.481588239914" calcext:value-type="float">
            <text:p>0.481588239914</text:p>
          </table:table-cell>
          <table:table-cell office:value-type="float" office:value="0.459152296131" calcext:value-type="float">
            <text:p>0.459152296131</text:p>
          </table:table-cell>
          <table:table-cell office:value-type="float" office:value="0.426856606979" calcext:value-type="float">
            <text:p>0.426856606979</text:p>
          </table:table-cell>
          <table:table-cell/>
          <table:table-cell office:value-type="float" office:value="0.00169855695405" calcext:value-type="float">
            <text:p>0.00169855695405</text:p>
          </table:table-cell>
          <table:table-cell office:value-type="float" office:value="0.150979870003" calcext:value-type="float">
            <text:p>0.150979870003</text:p>
          </table:table-cell>
          <table:table-cell office:value-type="float" office:value="0.238301013389" calcext:value-type="float">
            <text:p>0.238301013389</text:p>
          </table:table-cell>
          <table:table-cell office:value-type="float" office:value="0.295944611667" calcext:value-type="float">
            <text:p>0.295944611667</text:p>
          </table:table-cell>
          <table:table-cell office:value-type="float" office:value="0.312828480331" calcext:value-type="float">
            <text:p>0.312828480331</text:p>
          </table:table-cell>
          <table:table-cell office:value-type="float" office:value="0.311809976288" calcext:value-type="float">
            <text:p>0.311809976288</text:p>
          </table:table-cell>
          <table:table-cell office:value-type="float" office:value="0.295493715789" calcext:value-type="float">
            <text:p>0.295493715789</text:p>
          </table:table-cell>
          <table:table-cell office:value-type="float" office:value="0.262409150975" calcext:value-type="float">
            <text:p>0.262409150975</text:p>
          </table:table-cell>
          <table:table-cell office:value-type="float" office:value="0.234695116137" calcext:value-type="float">
            <text:p>0.234695116137</text:p>
          </table:table-cell>
          <table:table-cell office:value-type="float" office:value="0.217278666208" calcext:value-type="float">
            <text:p>0.217278666208</text:p>
          </table:table-cell>
          <table:table-cell table:number-columns-repeated="75"/>
        </table:table-row>
        <table:table-row table:style-name="ro1">
          <table:table-cell office:value-type="float" office:value="0.0034414753751" calcext:value-type="float">
            <text:p>0.0034414753751</text:p>
          </table:table-cell>
          <table:table-cell office:value-type="float" office:value="0.284636573255" calcext:value-type="float">
            <text:p>0.284636573255</text:p>
          </table:table-cell>
          <table:table-cell office:value-type="float" office:value="0.466616479942" calcext:value-type="float">
            <text:p>0.466616479942</text:p>
          </table:table-cell>
          <table:table-cell office:value-type="float" office:value="0.560193610637" calcext:value-type="float">
            <text:p>0.560193610637</text:p>
          </table:table-cell>
          <table:table-cell office:value-type="float" office:value="0.608447643118" calcext:value-type="float">
            <text:p>0.608447643118</text:p>
          </table:table-cell>
          <table:table-cell office:value-type="float" office:value="0.624038554984" calcext:value-type="float">
            <text:p>0.624038554984</text:p>
          </table:table-cell>
          <table:table-cell office:value-type="float" office:value="0.630585945147" calcext:value-type="float">
            <text:p>0.630585945147</text:p>
          </table:table-cell>
          <table:table-cell office:value-type="float" office:value="0.632963372215" calcext:value-type="float">
            <text:p>0.632963372215</text:p>
          </table:table-cell>
          <table:table-cell office:value-type="float" office:value="0.601393464814" calcext:value-type="float">
            <text:p>0.601393464814</text:p>
          </table:table-cell>
          <table:table-cell office:value-type="float" office:value="0.582664028766" calcext:value-type="float">
            <text:p>0.582664028766</text:p>
          </table:table-cell>
          <table:table-cell/>
          <table:table-cell office:value-type="float" office:value="0.00176546286621" calcext:value-type="float">
            <text:p>0.00176546286621</text:p>
          </table:table-cell>
          <table:table-cell office:value-type="float" office:value="0.200242968262" calcext:value-type="float">
            <text:p>0.200242968262</text:p>
          </table:table-cell>
          <table:table-cell office:value-type="float" office:value="0.358398969283" calcext:value-type="float">
            <text:p>0.358398969283</text:p>
          </table:table-cell>
          <table:table-cell office:value-type="float" office:value="0.44871601433" calcext:value-type="float">
            <text:p>0.44871601433</text:p>
          </table:table-cell>
          <table:table-cell office:value-type="float" office:value="0.493194661904" calcext:value-type="float">
            <text:p>0.493194661904</text:p>
          </table:table-cell>
          <table:table-cell office:value-type="float" office:value="0.509192265073" calcext:value-type="float">
            <text:p>0.509192265073</text:p>
          </table:table-cell>
          <table:table-cell office:value-type="float" office:value="0.487176646758" calcext:value-type="float">
            <text:p>0.487176646758</text:p>
          </table:table-cell>
          <table:table-cell office:value-type="float" office:value="0.476186036484" calcext:value-type="float">
            <text:p>0.476186036484</text:p>
          </table:table-cell>
          <table:table-cell office:value-type="float" office:value="0.447337044605" calcext:value-type="float">
            <text:p>0.447337044605</text:p>
          </table:table-cell>
          <table:table-cell office:value-type="float" office:value="0.434169300798" calcext:value-type="float">
            <text:p>0.434169300798</text:p>
          </table:table-cell>
          <table:table-cell/>
          <table:table-cell office:value-type="float" office:value="0.00173710203028" calcext:value-type="float">
            <text:p>0.00173710203028</text:p>
          </table:table-cell>
          <table:table-cell office:value-type="float" office:value="0.15014239705" calcext:value-type="float">
            <text:p>0.15014239705</text:p>
          </table:table-cell>
          <table:table-cell office:value-type="float" office:value="0.237648995867" calcext:value-type="float">
            <text:p>0.237648995867</text:p>
          </table:table-cell>
          <table:table-cell office:value-type="float" office:value="0.302083601894" calcext:value-type="float">
            <text:p>0.302083601894</text:p>
          </table:table-cell>
          <table:table-cell office:value-type="float" office:value="0.318064556845" calcext:value-type="float">
            <text:p>0.318064556845</text:p>
          </table:table-cell>
          <table:table-cell office:value-type="float" office:value="0.308684598308" calcext:value-type="float">
            <text:p>0.308684598308</text:p>
          </table:table-cell>
          <table:table-cell office:value-type="float" office:value="0.289426678918" calcext:value-type="float">
            <text:p>0.289426678918</text:p>
          </table:table-cell>
          <table:table-cell office:value-type="float" office:value="0.270355644856" calcext:value-type="float">
            <text:p>0.270355644856</text:p>
          </table:table-cell>
          <table:table-cell office:value-type="float" office:value="0.241734991033" calcext:value-type="float">
            <text:p>0.241734991033</text:p>
          </table:table-cell>
          <table:table-cell office:value-type="float" office:value="0.216875566448" calcext:value-type="float">
            <text:p>0.216875566448</text:p>
          </table:table-cell>
          <table:table-cell table:number-columns-repeated="75"/>
        </table:table-row>
        <table:table-row table:style-name="ro1">
          <table:table-cell table:formula="of:=MEDIAN([.A1:.A5])" office:value-type="float" office:value="0.00345390916369" calcext:value-type="float">
            <text:p>0.00345390916369</text:p>
          </table:table-cell>
          <table:table-cell table:formula="of:=MEDIAN([.B1:.B5])" office:value-type="float" office:value="0.282934723251" calcext:value-type="float">
            <text:p>0.282934723251</text:p>
          </table:table-cell>
          <table:table-cell table:formula="of:=MEDIAN([.C1:.C5])" office:value-type="float" office:value="0.464178534039" calcext:value-type="float">
            <text:p>0.464178534039</text:p>
          </table:table-cell>
          <table:table-cell table:formula="of:=MEDIAN([.D1:.D5])" office:value-type="float" office:value="0.56191799424" calcext:value-type="float">
            <text:p>0.56191799424</text:p>
          </table:table-cell>
          <table:table-cell table:formula="of:=MEDIAN([.E1:.E5])" office:value-type="float" office:value="0.611573382439" calcext:value-type="float">
            <text:p>0.611573382439</text:p>
          </table:table-cell>
          <table:table-cell table:formula="of:=MEDIAN([.F1:.F5])" office:value-type="float" office:value="0.633396878761" calcext:value-type="float">
            <text:p>0.633396878761</text:p>
          </table:table-cell>
          <table:table-cell table:formula="of:=MEDIAN([.G1:.G5])" office:value-type="float" office:value="0.631295074548" calcext:value-type="float">
            <text:p>0.631295074548</text:p>
          </table:table-cell>
          <table:table-cell table:formula="of:=MEDIAN([.H1:.H5])" office:value-type="float" office:value="0.621100992649" calcext:value-type="float">
            <text:p>0.621100992649</text:p>
          </table:table-cell>
          <table:table-cell table:formula="of:=MEDIAN([.I1:.I5])" office:value-type="float" office:value="0.601393464814" calcext:value-type="float">
            <text:p>0.601393464814</text:p>
          </table:table-cell>
          <table:table-cell table:formula="of:=MEDIAN([.J1:.J5])" office:value-type="float" office:value="0.582664028766" calcext:value-type="float">
            <text:p>0.582664028766</text:p>
          </table:table-cell>
          <table:table-cell table:formula="of:=MEDIAN([.K1:.K5])" office:value-type="string" office:string-value="" calcext:value-type="error">
            <text:p>#VALUE!</text:p>
          </table:table-cell>
          <table:table-cell table:formula="of:=MEDIAN([.L1:.L5])" office:value-type="float" office:value="0.0017521479583" calcext:value-type="float">
            <text:p>0.0017521479583</text:p>
          </table:table-cell>
          <table:table-cell table:formula="of:=MEDIAN([.M1:.M5])" office:value-type="float" office:value="0.200242968262" calcext:value-type="float">
            <text:p>0.200242968262</text:p>
          </table:table-cell>
          <table:table-cell table:formula="of:=MEDIAN([.N1:.N5])" office:value-type="float" office:value="0.355786956444" calcext:value-type="float">
            <text:p>0.355786956444</text:p>
          </table:table-cell>
          <table:table-cell table:formula="of:=MEDIAN([.O1:.O5])" office:value-type="float" office:value="0.44871601433" calcext:value-type="float">
            <text:p>0.44871601433</text:p>
          </table:table-cell>
          <table:table-cell table:formula="of:=MEDIAN([.P1:.P5])" office:value-type="float" office:value="0.494058637545" calcext:value-type="float">
            <text:p>0.494058637545</text:p>
          </table:table-cell>
          <table:table-cell table:formula="of:=MEDIAN([.Q1:.Q5])" office:value-type="float" office:value="0.509192265073" calcext:value-type="float">
            <text:p>0.509192265073</text:p>
          </table:table-cell>
          <table:table-cell table:formula="of:=MEDIAN([.R1:.R5])" office:value-type="float" office:value="0.490779945478" calcext:value-type="float">
            <text:p>0.490779945478</text:p>
          </table:table-cell>
          <table:table-cell table:formula="of:=MEDIAN([.S1:.S5])" office:value-type="float" office:value="0.476186036484" calcext:value-type="float">
            <text:p>0.476186036484</text:p>
          </table:table-cell>
          <table:table-cell table:formula="of:=MEDIAN([.T1:.T5])" office:value-type="float" office:value="0.44928031041" calcext:value-type="float">
            <text:p>0.44928031041</text:p>
          </table:table-cell>
          <table:table-cell table:formula="of:=MEDIAN([.U1:.U5])" office:value-type="float" office:value="0.426856606979" calcext:value-type="float">
            <text:p>0.426856606979</text:p>
          </table:table-cell>
          <table:table-cell table:formula="of:=MEDIAN([.V1:.V5])" office:value-type="string" office:string-value="" calcext:value-type="error">
            <text:p>#VALUE!</text:p>
          </table:table-cell>
          <table:table-cell table:formula="of:=MEDIAN([.W1:.W5])" office:value-type="float" office:value="0.00173063176245" calcext:value-type="float">
            <text:p>0.00173063176245</text:p>
          </table:table-cell>
          <table:table-cell table:formula="of:=MEDIAN([.X1:.X5])" office:value-type="float" office:value="0.148319274731" calcext:value-type="float">
            <text:p>0.148319274731</text:p>
          </table:table-cell>
          <table:table-cell table:formula="of:=MEDIAN([.Y1:.Y5])" office:value-type="float" office:value="0.24102353421" calcext:value-type="float">
            <text:p>0.24102353421</text:p>
          </table:table-cell>
          <table:table-cell table:formula="of:=MEDIAN([.Z1:.Z5])" office:value-type="float" office:value="0.296098014633" calcext:value-type="float">
            <text:p>0.296098014633</text:p>
          </table:table-cell>
          <table:table-cell table:formula="of:=MEDIAN([.AA1:.AA5])" office:value-type="float" office:value="0.312828480331" calcext:value-type="float">
            <text:p>0.312828480331</text:p>
          </table:table-cell>
          <table:table-cell table:formula="of:=MEDIAN([.AB1:.AB5])" office:value-type="float" office:value="0.305927194658" calcext:value-type="float">
            <text:p>0.305927194658</text:p>
          </table:table-cell>
          <table:table-cell table:formula="of:=MEDIAN([.AC1:.AC5])" office:value-type="float" office:value="0.295493715789" calcext:value-type="float">
            <text:p>0.295493715789</text:p>
          </table:table-cell>
          <table:table-cell table:formula="of:=MEDIAN([.AD1:.AD5])" office:value-type="float" office:value="0.262409150975" calcext:value-type="float">
            <text:p>0.262409150975</text:p>
          </table:table-cell>
          <table:table-cell table:formula="of:=MEDIAN([.AE1:.AE5])" office:value-type="float" office:value="0.241734991033" calcext:value-type="float">
            <text:p>0.241734991033</text:p>
          </table:table-cell>
          <table:table-cell table:formula="of:=MEDIAN([.AF1:.AF5])" office:value-type="float" office:value="0.213789274404" calcext:value-type="float">
            <text:p>0.213789274404</text:p>
          </table:table-cell>
          <table:table-cell/>
          <table:table-cell office:value-type="float" office:value="0.000680774640437" calcext:value-type="float">
            <text:p>0.000680774640437</text:p>
          </table:table-cell>
          <table:table-cell office:value-type="float" office:value="0.641584026875" calcext:value-type="float">
            <text:p>0.641584026875</text:p>
          </table:table-cell>
          <table:table-cell office:value-type="float" office:value="1.04979556866" calcext:value-type="float">
            <text:p>1.04979556866</text:p>
          </table:table-cell>
          <table:table-cell office:value-type="float" office:value="1.31624560094" calcext:value-type="float">
            <text:p>1.31624560094</text:p>
          </table:table-cell>
          <table:table-cell office:value-type="float" office:value="1.49300653973" calcext:value-type="float">
            <text:p>1.49300653973</text:p>
          </table:table-cell>
          <table:table-cell office:value-type="float" office:value="1.61382405317" calcext:value-type="float">
            <text:p>1.61382405317</text:p>
          </table:table-cell>
          <table:table-cell office:value-type="float" office:value="1.69587698974" calcext:value-type="float">
            <text:p>1.69587698974</text:p>
          </table:table-cell>
          <table:table-cell office:value-type="float" office:value="1.75979073595" calcext:value-type="float">
            <text:p>1.75979073595</text:p>
          </table:table-cell>
          <table:table-cell office:value-type="float" office:value="1.80489582789" calcext:value-type="float">
            <text:p>1.80489582789</text:p>
          </table:table-cell>
          <table:table-cell office:value-type="float" office:value="1.83890801481" calcext:value-type="float">
            <text:p>1.83890801481</text:p>
          </table:table-cell>
          <table:table-cell/>
          <table:table-cell office:value-type="float" office:value="0.00039909071497" calcext:value-type="float">
            <text:p>0.00039909071497</text:p>
          </table:table-cell>
          <table:table-cell office:value-type="float" office:value="0.448111362493" calcext:value-type="float">
            <text:p>0.448111362493</text:p>
          </table:table-cell>
          <table:table-cell office:value-type="float" office:value="0.809920798344" calcext:value-type="float">
            <text:p>0.809920798344</text:p>
          </table:table-cell>
          <table:table-cell table:number-columns-repeated="6"/>
          <table:table-cell office:value-type="float" office:value="1.05559457878" calcext:value-type="float">
            <text:p>1.05559457878</text:p>
          </table:table-cell>
          <table:table-cell office:value-type="float" office:value="1.22092059345" calcext:value-type="float">
            <text:p>1.22092059345</text:p>
          </table:table-cell>
          <table:table-cell office:value-type="float" office:value="1.3343031529" calcext:value-type="float">
            <text:p>1.3343031529</text:p>
          </table:table-cell>
          <table:table-cell office:value-type="float" office:value="1.41399791443" calcext:value-type="float">
            <text:p>1.41399791443</text:p>
          </table:table-cell>
          <table:table-cell office:value-type="float" office:value="1.47142671447" calcext:value-type="float">
            <text:p>1.47142671447</text:p>
          </table:table-cell>
          <table:table-cell office:value-type="float" office:value="1.51379575695" calcext:value-type="float">
            <text:p>1.51379575695</text:p>
          </table:table-cell>
          <table:table-cell office:value-type="float" office:value="1.54573672878" calcext:value-type="float">
            <text:p>1.54573672878</text:p>
          </table:table-cell>
          <table:table-cell/>
          <table:table-cell office:value-type="float" office:value="0.000398891622201" calcext:value-type="float">
            <text:p>0.000398891622201</text:p>
          </table:table-cell>
          <table:table-cell office:value-type="float" office:value="0.333627791927" calcext:value-type="float">
            <text:p>0.333627791927</text:p>
          </table:table-cell>
          <table:table-cell office:value-type="float" office:value="0.547132877441" calcext:value-type="float">
            <text:p>0.547132877441</text:p>
          </table:table-cell>
          <table:table-cell office:value-type="float" office:value="0.689179018603" calcext:value-type="float">
            <text:p>0.689179018603</text:p>
          </table:table-cell>
          <table:table-cell office:value-type="float" office:value="0.787449167958" calcext:value-type="float">
            <text:p>0.787449167958</text:p>
          </table:table-cell>
          <table:table-cell office:value-type="float" office:value="0.85674893468" calcext:value-type="float">
            <text:p>0.85674893468</text:p>
          </table:table-cell>
          <table:table-cell office:value-type="float" office:value="0.906484006701" calcext:value-type="float">
            <text:p>0.906484006701</text:p>
          </table:table-cell>
          <table:table-cell office:value-type="float" office:value="0.942859069585" calcext:value-type="float">
            <text:p>0.942859069585</text:p>
          </table:table-cell>
          <table:table-cell office:value-type="float" office:value="0.969981653615" calcext:value-type="float">
            <text:p>0.969981653615</text:p>
          </table:table-cell>
          <table:table-cell office:value-type="float" office:value="0.990587532223" calcext:value-type="float">
            <text:p>0.990587532223</text:p>
          </table:table-cell>
          <table:table-cell table:number-columns-repeated="36"/>
        </table:table-row>
        <table:table-row table:style-name="ro1">
          <table:table-cell table:number-columns-repeated="107"/>
        </table:table-row>
        <table:table-row table:style-name="ro1">
          <table:table-cell office:value-type="float" office:value="0.000296977825023" calcext:value-type="float">
            <text:p>0.000296977825023</text:p>
          </table:table-cell>
          <table:table-cell office:value-type="float" office:value="0.0825314243548" calcext:value-type="float">
            <text:p>0.0825314243548</text:p>
          </table:table-cell>
          <table:table-cell office:value-type="float" office:value="0.15359247328" calcext:value-type="float">
            <text:p>0.15359247328</text:p>
          </table:table-cell>
          <table:table-cell office:value-type="float" office:value="0.216252651212" calcext:value-type="float">
            <text:p>0.216252651212</text:p>
          </table:table-cell>
          <table:table-cell office:value-type="float" office:value="0.281412372608" calcext:value-type="float">
            <text:p>0.281412372608</text:p>
          </table:table-cell>
          <table:table-cell office:value-type="float" office:value="0.328322588963" calcext:value-type="float">
            <text:p>0.328322588963</text:p>
          </table:table-cell>
          <table:table-cell office:value-type="float" office:value="0.380856899296" calcext:value-type="float">
            <text:p>0.380856899296</text:p>
          </table:table-cell>
          <table:table-cell office:value-type="float" office:value="0.415527132843" calcext:value-type="float">
            <text:p>0.415527132843</text:p>
          </table:table-cell>
          <table:table-cell office:value-type="float" office:value="0.46186307223" calcext:value-type="float">
            <text:p>0.46186307223</text:p>
          </table:table-cell>
          <table:table-cell office:value-type="float" office:value="0.497662822398" calcext:value-type="float">
            <text:p>0.497662822398</text:p>
          </table:table-cell>
          <table:table-cell office:value-type="float" office:value="0.517020461803" calcext:value-type="float">
            <text:p>0.517020461803</text:p>
          </table:table-cell>
          <table:table-cell office:value-type="float" office:value="0.545489185553" calcext:value-type="float">
            <text:p>0.545489185553</text:p>
          </table:table-cell>
          <table:table-cell office:value-type="float" office:value="0.572432296956" calcext:value-type="float">
            <text:p>0.572432296956</text:p>
          </table:table-cell>
          <table:table-cell office:value-type="float" office:value="0.598158264593" calcext:value-type="float">
            <text:p>0.598158264593</text:p>
          </table:table-cell>
          <table:table-cell office:value-type="float" office:value="0.622961218355" calcext:value-type="float">
            <text:p>0.622961218355</text:p>
          </table:table-cell>
          <table:table-cell office:value-type="float" office:value="0.641785314322" calcext:value-type="float">
            <text:p>0.641785314322</text:p>
          </table:table-cell>
          <table:table-cell office:value-type="float" office:value="0.635665114868" calcext:value-type="float">
            <text:p>0.635665114868</text:p>
          </table:table-cell>
          <table:table-cell office:value-type="float" office:value="0" calcext:value-type="float">
            <text:p>0</text:p>
          </table:table-cell>
          <table:table-cell office:value-type="float" office:value="0.000174261907241" calcext:value-type="float">
            <text:p>0.000174261907241</text:p>
          </table:table-cell>
          <table:table-cell office:value-type="float" office:value="0.0480530210451" calcext:value-type="float">
            <text:p>0.0480530210451</text:p>
          </table:table-cell>
          <table:table-cell office:value-type="float" office:value="0.093541163756" calcext:value-type="float">
            <text:p>0.093541163756</text:p>
          </table:table-cell>
          <table:table-cell office:value-type="float" office:value="0.152995665622" calcext:value-type="float">
            <text:p>0.152995665622</text:p>
          </table:table-cell>
          <table:table-cell office:value-type="float" office:value="0.193220660028" calcext:value-type="float">
            <text:p>0.193220660028</text:p>
          </table:table-cell>
          <table:table-cell office:value-type="float" office:value="0.24070403624" calcext:value-type="float">
            <text:p>0.24070403624</text:p>
          </table:table-cell>
          <table:table-cell office:value-type="float" office:value="0.279715789269" calcext:value-type="float">
            <text:p>0.279715789269</text:p>
          </table:table-cell>
          <table:table-cell office:value-type="float" office:value="0.319692972894" calcext:value-type="float">
            <text:p>0.319692972894</text:p>
          </table:table-cell>
          <table:table-cell office:value-type="float" office:value="0.357272776767" calcext:value-type="float">
            <text:p>0.357272776767</text:p>
          </table:table-cell>
          <table:table-cell office:value-type="float" office:value="0.394612208438" calcext:value-type="float">
            <text:p>0.394612208438</text:p>
          </table:table-cell>
          <table:table-cell office:value-type="float" office:value="0.410453842751" calcext:value-type="float">
            <text:p>0.410453842751</text:p>
          </table:table-cell>
          <table:table-cell office:value-type="float" office:value="0.439832654063" calcext:value-type="float">
            <text:p>0.439832654063</text:p>
          </table:table-cell>
          <table:table-cell office:value-type="float" office:value="0.45578226208" calcext:value-type="float">
            <text:p>0.45578226208</text:p>
          </table:table-cell>
          <table:table-cell office:value-type="float" office:value="0.478743196553" calcext:value-type="float">
            <text:p>0.478743196553</text:p>
          </table:table-cell>
          <table:table-cell office:value-type="float" office:value="0.505733986627" calcext:value-type="float">
            <text:p>0.505733986627</text:p>
          </table:table-cell>
          <table:table-cell office:value-type="float" office:value="0.512395926761" calcext:value-type="float">
            <text:p>0.512395926761</text:p>
          </table:table-cell>
          <table:table-cell office:value-type="float" office:value="0.528359617561" calcext:value-type="float">
            <text:p>0.528359617561</text:p>
          </table:table-cell>
          <table:table-cell office:value-type="float" office:value="0" calcext:value-type="float">
            <text:p>0</text:p>
          </table:table-cell>
          <table:table-cell office:value-type="float" office:value="0.000175160114876" calcext:value-type="float">
            <text:p>0.000175160114876</text:p>
          </table:table-cell>
          <table:table-cell office:value-type="float" office:value="0.0398861881686" calcext:value-type="float">
            <text:p>0.0398861881686</text:p>
          </table:table-cell>
          <table:table-cell office:value-type="float" office:value="0.0803202215014" calcext:value-type="float">
            <text:p>0.0803202215014</text:p>
          </table:table-cell>
          <table:table-cell office:value-type="float" office:value="0.11376766155" calcext:value-type="float">
            <text:p>0.11376766155</text:p>
          </table:table-cell>
          <table:table-cell office:value-type="float" office:value="0.151050398119" calcext:value-type="float">
            <text:p>0.151050398119</text:p>
          </table:table-cell>
          <table:table-cell office:value-type="float" office:value="0.173696133841" calcext:value-type="float">
            <text:p>0.173696133841</text:p>
          </table:table-cell>
          <table:table-cell office:value-type="float" office:value="0.202795035316" calcext:value-type="float">
            <text:p>0.202795035316</text:p>
          </table:table-cell>
          <table:table-cell office:value-type="float" office:value="0.219103271027" calcext:value-type="float">
            <text:p>0.219103271027</text:p>
          </table:table-cell>
          <table:table-cell office:value-type="float" office:value="0.237057291349" calcext:value-type="float">
            <text:p>0.237057291349</text:p>
          </table:table-cell>
          <table:table-cell office:value-type="float" office:value="0.258152397228" calcext:value-type="float">
            <text:p>0.258152397228</text:p>
          </table:table-cell>
          <table:table-cell office:value-type="float" office:value="0.275873304252" calcext:value-type="float">
            <text:p>0.275873304252</text:p>
          </table:table-cell>
          <table:table-cell office:value-type="float" office:value="0.296165279254" calcext:value-type="float">
            <text:p>0.296165279254</text:p>
          </table:table-cell>
          <table:table-cell office:value-type="float" office:value="0.29834751912" calcext:value-type="float">
            <text:p>0.29834751912</text:p>
          </table:table-cell>
          <table:table-cell office:value-type="float" office:value="0.315721823358" calcext:value-type="float">
            <text:p>0.315721823358</text:p>
          </table:table-cell>
          <table:table-cell office:value-type="float" office:value="0.322107404484" calcext:value-type="float">
            <text:p>0.322107404484</text:p>
          </table:table-cell>
          <table:table-cell office:value-type="float" office:value="0.334531985447" calcext:value-type="float">
            <text:p>0.334531985447</text:p>
          </table:table-cell>
          <table:table-cell office:value-type="float" office:value="0.337982301251" calcext:value-type="float">
            <text:p>0.337982301251</text:p>
          </table:table-cell>
          <table:table-cell table:number-columns-repeated="54"/>
        </table:table-row>
        <table:table-row table:style-name="ro1">
          <table:table-cell office:value-type="float" office:value="0.000290700644455" calcext:value-type="float">
            <text:p>0.000290700644455</text:p>
          </table:table-cell>
          <table:table-cell office:value-type="float" office:value="0.0814684889151" calcext:value-type="float">
            <text:p>0.0814684889151</text:p>
          </table:table-cell>
          <table:table-cell office:value-type="float" office:value="0.15326721484" calcext:value-type="float">
            <text:p>0.15326721484</text:p>
          </table:table-cell>
          <table:table-cell office:value-type="float" office:value="0.216463221118" calcext:value-type="float">
            <text:p>0.216463221118</text:p>
          </table:table-cell>
          <table:table-cell office:value-type="float" office:value="0.277742122645" calcext:value-type="float">
            <text:p>0.277742122645</text:p>
          </table:table-cell>
          <table:table-cell office:value-type="float" office:value="0.333280898938" calcext:value-type="float">
            <text:p>0.333280898938</text:p>
          </table:table-cell>
          <table:table-cell office:value-type="float" office:value="0.383355716773" calcext:value-type="float">
            <text:p>0.383355716773</text:p>
          </table:table-cell>
          <table:table-cell office:value-type="float" office:value="0.429758124346" calcext:value-type="float">
            <text:p>0.429758124346</text:p>
          </table:table-cell>
          <table:table-cell office:value-type="float" office:value="0.458024466905" calcext:value-type="float">
            <text:p>0.458024466905</text:p>
          </table:table-cell>
          <table:table-cell office:value-type="float" office:value="0.490128846681" calcext:value-type="float">
            <text:p>0.490128846681</text:p>
          </table:table-cell>
          <table:table-cell office:value-type="float" office:value="0.517510738854" calcext:value-type="float">
            <text:p>0.517510738854</text:p>
          </table:table-cell>
          <table:table-cell office:value-type="float" office:value="0.549157128971" calcext:value-type="float">
            <text:p>0.549157128971</text:p>
          </table:table-cell>
          <table:table-cell office:value-type="float" office:value="0.560762475627" calcext:value-type="float">
            <text:p>0.560762475627</text:p>
          </table:table-cell>
          <table:table-cell office:value-type="float" office:value="0.6005785542" calcext:value-type="float">
            <text:p>0.6005785542</text:p>
          </table:table-cell>
          <table:table-cell office:value-type="float" office:value="0.612849409074" calcext:value-type="float">
            <text:p>0.612849409074</text:p>
          </table:table-cell>
          <table:table-cell office:value-type="float" office:value="0.634281689683" calcext:value-type="float">
            <text:p>0.634281689683</text:p>
          </table:table-cell>
          <table:table-cell office:value-type="float" office:value="0.630253581355" calcext:value-type="float">
            <text:p>0.630253581355</text:p>
          </table:table-cell>
          <table:table-cell office:value-type="float" office:value="0" calcext:value-type="float">
            <text:p>0</text:p>
          </table:table-cell>
          <table:table-cell office:value-type="float" office:value="0.000176218142242" calcext:value-type="float">
            <text:p>0.000176218142242</text:p>
          </table:table-cell>
          <table:table-cell office:value-type="float" office:value="0.0460976353205" calcext:value-type="float">
            <text:p>0.0460976353205</text:p>
          </table:table-cell>
          <table:table-cell office:value-type="float" office:value="0.101569557341" calcext:value-type="float">
            <text:p>0.101569557341</text:p>
          </table:table-cell>
          <table:table-cell office:value-type="float" office:value="0.145952680617" calcext:value-type="float">
            <text:p>0.145952680617</text:p>
          </table:table-cell>
          <table:table-cell office:value-type="float" office:value="0.19673984921" calcext:value-type="float">
            <text:p>0.19673984921</text:p>
          </table:table-cell>
          <table:table-cell office:value-type="float" office:value="0.238782204907" calcext:value-type="float">
            <text:p>0.238782204907</text:p>
          </table:table-cell>
          <table:table-cell office:value-type="float" office:value="0.2779834883" calcext:value-type="float">
            <text:p>0.2779834883</text:p>
          </table:table-cell>
          <table:table-cell office:value-type="float" office:value="0.320824388539" calcext:value-type="float">
            <text:p>0.320824388539</text:p>
          </table:table-cell>
          <table:table-cell office:value-type="float" office:value="0.357855127214" calcext:value-type="float">
            <text:p>0.357855127214</text:p>
          </table:table-cell>
          <table:table-cell office:value-type="float" office:value="0.392701891138" calcext:value-type="float">
            <text:p>0.392701891138</text:p>
          </table:table-cell>
          <table:table-cell office:value-type="float" office:value="0.412992353903" calcext:value-type="float">
            <text:p>0.412992353903</text:p>
          </table:table-cell>
          <table:table-cell office:value-type="float" office:value="0.444194869189" calcext:value-type="float">
            <text:p>0.444194869189</text:p>
          </table:table-cell>
          <table:table-cell office:value-type="float" office:value="0.461504138035" calcext:value-type="float">
            <text:p>0.461504138035</text:p>
          </table:table-cell>
          <table:table-cell office:value-type="float" office:value="0.47122187786" calcext:value-type="float">
            <text:p>0.47122187786</text:p>
          </table:table-cell>
          <table:table-cell office:value-type="float" office:value="0.483361726111" calcext:value-type="float">
            <text:p>0.483361726111</text:p>
          </table:table-cell>
          <table:table-cell office:value-type="float" office:value="0.51222879741" calcext:value-type="float">
            <text:p>0.51222879741</text:p>
          </table:table-cell>
          <table:table-cell office:value-type="float" office:value="0.51338544846" calcext:value-type="float">
            <text:p>0.51338544846</text:p>
          </table:table-cell>
          <table:table-cell office:value-type="float" office:value="0" calcext:value-type="float">
            <text:p>0</text:p>
          </table:table-cell>
          <table:table-cell office:value-type="float" office:value="0.000174501671122" calcext:value-type="float">
            <text:p>0.000174501671122</text:p>
          </table:table-cell>
          <table:table-cell office:value-type="float" office:value="0.0426319046669" calcext:value-type="float">
            <text:p>0.0426319046669</text:p>
          </table:table-cell>
          <table:table-cell office:value-type="float" office:value="0.0794946068776" calcext:value-type="float">
            <text:p>0.0794946068776</text:p>
          </table:table-cell>
          <table:table-cell office:value-type="float" office:value="0.115896772922" calcext:value-type="float">
            <text:p>0.115896772922</text:p>
          </table:table-cell>
          <table:table-cell office:value-type="float" office:value="0.147686168069" calcext:value-type="float">
            <text:p>0.147686168069</text:p>
          </table:table-cell>
          <table:table-cell office:value-type="float" office:value="0.172316748279" calcext:value-type="float">
            <text:p>0.172316748279</text:p>
          </table:table-cell>
          <table:table-cell office:value-type="float" office:value="0.195889988534" calcext:value-type="float">
            <text:p>0.195889988534</text:p>
          </table:table-cell>
          <table:table-cell office:value-type="float" office:value="0.224557534082" calcext:value-type="float">
            <text:p>0.224557534082</text:p>
          </table:table-cell>
          <table:table-cell office:value-type="float" office:value="0.240712542216" calcext:value-type="float">
            <text:p>0.240712542216</text:p>
          </table:table-cell>
          <table:table-cell office:value-type="float" office:value="0.256441102337" calcext:value-type="float">
            <text:p>0.256441102337</text:p>
          </table:table-cell>
          <table:table-cell office:value-type="float" office:value="0.27557814865" calcext:value-type="float">
            <text:p>0.27557814865</text:p>
          </table:table-cell>
          <table:table-cell office:value-type="float" office:value="0.273972710445" calcext:value-type="float">
            <text:p>0.273972710445</text:p>
          </table:table-cell>
          <table:table-cell office:value-type="float" office:value="0.286132724165" calcext:value-type="float">
            <text:p>0.286132724165</text:p>
          </table:table-cell>
          <table:table-cell office:value-type="float" office:value="0.315999386693" calcext:value-type="float">
            <text:p>0.315999386693</text:p>
          </table:table-cell>
          <table:table-cell office:value-type="float" office:value="0.324462762384" calcext:value-type="float">
            <text:p>0.324462762384</text:p>
          </table:table-cell>
          <table:table-cell office:value-type="float" office:value="0.33426866668" calcext:value-type="float">
            <text:p>0.33426866668</text:p>
          </table:table-cell>
          <table:table-cell office:value-type="float" office:value="0.347692442444" calcext:value-type="float">
            <text:p>0.347692442444</text:p>
          </table:table-cell>
          <table:table-cell table:number-columns-repeated="54"/>
        </table:table-row>
        <table:table-row table:style-name="ro1">
          <table:table-cell office:value-type="float" office:value="0.000294930812684" calcext:value-type="float">
            <text:p>0.000294930812684</text:p>
          </table:table-cell>
          <table:table-cell office:value-type="float" office:value="0.0826402255055" calcext:value-type="float">
            <text:p>0.0826402255055</text:p>
          </table:table-cell>
          <table:table-cell office:value-type="float" office:value="0.154090038155" calcext:value-type="float">
            <text:p>0.154090038155</text:p>
          </table:table-cell>
          <table:table-cell office:value-type="float" office:value="0.220976502545" calcext:value-type="float">
            <text:p>0.220976502545</text:p>
          </table:table-cell>
          <table:table-cell office:value-type="float" office:value="0.280626520018" calcext:value-type="float">
            <text:p>0.280626520018</text:p>
          </table:table-cell>
          <table:table-cell office:value-type="float" office:value="0.335676829936" calcext:value-type="float">
            <text:p>0.335676829936</text:p>
          </table:table-cell>
          <table:table-cell office:value-type="float" office:value="0.377394301328" calcext:value-type="float">
            <text:p>0.377394301328</text:p>
          </table:table-cell>
          <table:table-cell office:value-type="float" office:value="0.411165118778" calcext:value-type="float">
            <text:p>0.411165118778</text:p>
          </table:table-cell>
          <table:table-cell office:value-type="float" office:value="0.452254628322" calcext:value-type="float">
            <text:p>0.452254628322</text:p>
          </table:table-cell>
          <table:table-cell office:value-type="float" office:value="0.485663456287" calcext:value-type="float">
            <text:p>0.485663456287</text:p>
          </table:table-cell>
          <table:table-cell office:value-type="float" office:value="0.52303328567" calcext:value-type="float">
            <text:p>0.52303328567</text:p>
          </table:table-cell>
          <table:table-cell office:value-type="float" office:value="0.544800288958" calcext:value-type="float">
            <text:p>0.544800288958</text:p>
          </table:table-cell>
          <table:table-cell office:value-type="float" office:value="0.571865548267" calcext:value-type="float">
            <text:p>0.571865548267</text:p>
          </table:table-cell>
          <table:table-cell office:value-type="float" office:value="0.595763244266" calcext:value-type="float">
            <text:p>0.595763244266</text:p>
          </table:table-cell>
          <table:table-cell office:value-type="float" office:value="0.605370640696" calcext:value-type="float">
            <text:p>0.605370640696</text:p>
          </table:table-cell>
          <table:table-cell office:value-type="float" office:value="0.631423534607" calcext:value-type="float">
            <text:p>0.631423534607</text:p>
          </table:table-cell>
          <table:table-cell office:value-type="float" office:value="0.635381309153" calcext:value-type="float">
            <text:p>0.635381309153</text:p>
          </table:table-cell>
          <table:table-cell office:value-type="float" office:value="0" calcext:value-type="float">
            <text:p>0</text:p>
          </table:table-cell>
          <table:table-cell office:value-type="float" office:value="0.000177626773285" calcext:value-type="float">
            <text:p>0.000177626773285</text:p>
          </table:table-cell>
          <table:table-cell office:value-type="float" office:value="0.0475344400149" calcext:value-type="float">
            <text:p>0.0475344400149</text:p>
          </table:table-cell>
          <table:table-cell office:value-type="float" office:value="0.0966239932612" calcext:value-type="float">
            <text:p>0.0966239932612</text:p>
          </table:table-cell>
          <table:table-cell office:value-type="float" office:value="0.143183613949" calcext:value-type="float">
            <text:p>0.143183613949</text:p>
          </table:table-cell>
          <table:table-cell office:value-type="float" office:value="0.201566603875" calcext:value-type="float">
            <text:p>0.201566603875</text:p>
          </table:table-cell>
          <table:table-cell office:value-type="float" office:value="0.240072804905" calcext:value-type="float">
            <text:p>0.240072804905</text:p>
          </table:table-cell>
          <table:table-cell office:value-type="float" office:value="0.284629865434" calcext:value-type="float">
            <text:p>0.284629865434</text:p>
          </table:table-cell>
          <table:table-cell office:value-type="float" office:value="0.318198440186" calcext:value-type="float">
            <text:p>0.318198440186</text:p>
          </table:table-cell>
          <table:table-cell office:value-type="float" office:value="0.36178707943" calcext:value-type="float">
            <text:p>0.36178707943</text:p>
          </table:table-cell>
          <table:table-cell office:value-type="float" office:value="0.381692171983" calcext:value-type="float">
            <text:p>0.381692171983</text:p>
          </table:table-cell>
          <table:table-cell office:value-type="float" office:value="0.413913920183" calcext:value-type="float">
            <text:p>0.413913920183</text:p>
          </table:table-cell>
          <table:table-cell office:value-type="float" office:value="0.428806556055" calcext:value-type="float">
            <text:p>0.428806556055</text:p>
          </table:table-cell>
          <table:table-cell office:value-type="float" office:value="0.454534349868" calcext:value-type="float">
            <text:p>0.454534349868</text:p>
          </table:table-cell>
          <table:table-cell office:value-type="float" office:value="0.469794520296" calcext:value-type="float">
            <text:p>0.469794520296</text:p>
          </table:table-cell>
          <table:table-cell office:value-type="float" office:value="0.505677719486" calcext:value-type="float">
            <text:p>0.505677719486</text:p>
          </table:table-cell>
          <table:table-cell office:value-type="float" office:value="0.525022546675" calcext:value-type="float">
            <text:p>0.525022546675</text:p>
          </table:table-cell>
          <table:table-cell office:value-type="float" office:value="0.513434375806" calcext:value-type="float">
            <text:p>0.513434375806</text:p>
          </table:table-cell>
          <table:table-cell office:value-type="float" office:value="0" calcext:value-type="float">
            <text:p>0</text:p>
          </table:table-cell>
          <table:table-cell office:value-type="float" office:value="0.000176813462563" calcext:value-type="float">
            <text:p>0.000176813462563</text:p>
          </table:table-cell>
          <table:table-cell office:value-type="float" office:value="0.0407992903873" calcext:value-type="float">
            <text:p>0.0407992903873</text:p>
          </table:table-cell>
          <table:table-cell office:value-type="float" office:value="0.0815436765874" calcext:value-type="float">
            <text:p>0.0815436765874</text:p>
          </table:table-cell>
          <table:table-cell office:value-type="float" office:value="0.117378227017" calcext:value-type="float">
            <text:p>0.117378227017</text:p>
          </table:table-cell>
          <table:table-cell office:value-type="float" office:value="0.146435012009" calcext:value-type="float">
            <text:p>0.146435012009</text:p>
          </table:table-cell>
          <table:table-cell office:value-type="float" office:value="0.175026560201" calcext:value-type="float">
            <text:p>0.175026560201</text:p>
          </table:table-cell>
          <table:table-cell office:value-type="float" office:value="0.198600474192" calcext:value-type="float">
            <text:p>0.198600474192</text:p>
          </table:table-cell>
          <table:table-cell office:value-type="float" office:value="0.221786902502" calcext:value-type="float">
            <text:p>0.221786902502</text:p>
          </table:table-cell>
          <table:table-cell office:value-type="float" office:value="0.236525750653" calcext:value-type="float">
            <text:p>0.236525750653</text:p>
          </table:table-cell>
          <table:table-cell office:value-type="float" office:value="0.268321037985" calcext:value-type="float">
            <text:p>0.268321037985</text:p>
          </table:table-cell>
          <table:table-cell office:value-type="float" office:value="0.266262983125" calcext:value-type="float">
            <text:p>0.266262983125</text:p>
          </table:table-cell>
          <table:table-cell office:value-type="float" office:value="0.277406515462" calcext:value-type="float">
            <text:p>0.277406515462</text:p>
          </table:table-cell>
          <table:table-cell office:value-type="float" office:value="0.292432990106" calcext:value-type="float">
            <text:p>0.292432990106</text:p>
          </table:table-cell>
          <table:table-cell office:value-type="float" office:value="0.317486070591" calcext:value-type="float">
            <text:p>0.317486070591</text:p>
          </table:table-cell>
          <table:table-cell office:value-type="float" office:value="0.326494714481" calcext:value-type="float">
            <text:p>0.326494714481</text:p>
          </table:table-cell>
          <table:table-cell office:value-type="float" office:value="0.344877843432" calcext:value-type="float">
            <text:p>0.344877843432</text:p>
          </table:table-cell>
          <table:table-cell office:value-type="float" office:value="0.354747456936" calcext:value-type="float">
            <text:p>0.354747456936</text:p>
          </table:table-cell>
          <table:table-cell table:number-columns-repeated="54"/>
        </table:table-row>
        <table:table-row table:style-name="ro1">
          <table:table-cell table:formula="of:=MEDIAN([.A8:.A10])" office:value-type="float" office:value="0.000294930812684" calcext:value-type="float">
            <text:p>0.000294930812684</text:p>
          </table:table-cell>
          <table:table-cell table:formula="of:=MEDIAN([.B8:.B10])" office:value-type="float" office:value="0.0825314243548" calcext:value-type="float">
            <text:p>0.0825314243548</text:p>
          </table:table-cell>
          <table:table-cell table:formula="of:=MEDIAN([.C8:.C10])" office:value-type="float" office:value="0.15359247328" calcext:value-type="float">
            <text:p>0.15359247328</text:p>
          </table:table-cell>
          <table:table-cell table:formula="of:=MEDIAN([.D8:.D10])" office:value-type="float" office:value="0.216463221118" calcext:value-type="float">
            <text:p>0.216463221118</text:p>
          </table:table-cell>
          <table:table-cell table:formula="of:=MEDIAN([.E8:.E10])" office:value-type="float" office:value="0.280626520018" calcext:value-type="float">
            <text:p>0.280626520018</text:p>
          </table:table-cell>
          <table:table-cell table:formula="of:=MEDIAN([.F8:.F10])" office:value-type="float" office:value="0.333280898938" calcext:value-type="float">
            <text:p>0.333280898938</text:p>
          </table:table-cell>
          <table:table-cell table:formula="of:=MEDIAN([.G8:.G10])" office:value-type="float" office:value="0.380856899296" calcext:value-type="float">
            <text:p>0.380856899296</text:p>
          </table:table-cell>
          <table:table-cell table:formula="of:=MEDIAN([.H8:.H10])" office:value-type="float" office:value="0.415527132843" calcext:value-type="float">
            <text:p>0.415527132843</text:p>
          </table:table-cell>
          <table:table-cell table:formula="of:=MEDIAN([.I8:.I10])" office:value-type="float" office:value="0.458024466905" calcext:value-type="float">
            <text:p>0.458024466905</text:p>
          </table:table-cell>
          <table:table-cell table:formula="of:=MEDIAN([.J8:.J10])" office:value-type="float" office:value="0.490128846681" calcext:value-type="float">
            <text:p>0.490128846681</text:p>
          </table:table-cell>
          <table:table-cell table:formula="of:=MEDIAN([.K8:.K10])" office:value-type="float" office:value="0.517510738854" calcext:value-type="float">
            <text:p>0.517510738854</text:p>
          </table:table-cell>
          <table:table-cell table:formula="of:=MEDIAN([.L8:.L10])" office:value-type="float" office:value="0.545489185553" calcext:value-type="float">
            <text:p>0.545489185553</text:p>
          </table:table-cell>
          <table:table-cell table:formula="of:=MEDIAN([.M8:.M10])" office:value-type="float" office:value="0.571865548267" calcext:value-type="float">
            <text:p>0.571865548267</text:p>
          </table:table-cell>
          <table:table-cell table:formula="of:=MEDIAN([.N8:.N10])" office:value-type="float" office:value="0.598158264593" calcext:value-type="float">
            <text:p>0.598158264593</text:p>
          </table:table-cell>
          <table:table-cell table:formula="of:=MEDIAN([.O8:.O10])" office:value-type="float" office:value="0.612849409074" calcext:value-type="float">
            <text:p>0.612849409074</text:p>
          </table:table-cell>
          <table:table-cell table:formula="of:=MEDIAN([.P8:.P10])" office:value-type="float" office:value="0.634281689683" calcext:value-type="float">
            <text:p>0.634281689683</text:p>
          </table:table-cell>
          <table:table-cell table:formula="of:=MEDIAN([.Q8:.Q10])" office:value-type="float" office:value="0.635381309153" calcext:value-type="float">
            <text:p>0.635381309153</text:p>
          </table:table-cell>
          <table:table-cell table:formula="of:=MEDIAN([.R8:.R10])" office:value-type="float" office:value="0" calcext:value-type="float">
            <text:p>0</text:p>
          </table:table-cell>
          <table:table-cell table:formula="of:=MEDIAN([.S8:.S10])" office:value-type="float" office:value="0.000176218142242" calcext:value-type="float">
            <text:p>0.000176218142242</text:p>
          </table:table-cell>
          <table:table-cell table:formula="of:=MEDIAN([.T8:.T10])" office:value-type="float" office:value="0.0475344400149" calcext:value-type="float">
            <text:p>0.0475344400149</text:p>
          </table:table-cell>
          <table:table-cell table:formula="of:=MEDIAN([.U8:.U10])" office:value-type="float" office:value="0.0966239932612" calcext:value-type="float">
            <text:p>0.0966239932612</text:p>
          </table:table-cell>
          <table:table-cell table:formula="of:=MEDIAN([.V8:.V10])" office:value-type="float" office:value="0.145952680617" calcext:value-type="float">
            <text:p>0.145952680617</text:p>
          </table:table-cell>
          <table:table-cell table:formula="of:=MEDIAN([.W8:.W10])" office:value-type="float" office:value="0.19673984921" calcext:value-type="float">
            <text:p>0.19673984921</text:p>
          </table:table-cell>
          <table:table-cell table:formula="of:=MEDIAN([.X8:.X10])" office:value-type="float" office:value="0.240072804905" calcext:value-type="float">
            <text:p>0.240072804905</text:p>
          </table:table-cell>
          <table:table-cell table:formula="of:=MEDIAN([.Y8:.Y10])" office:value-type="float" office:value="0.279715789269" calcext:value-type="float">
            <text:p>0.279715789269</text:p>
          </table:table-cell>
          <table:table-cell table:formula="of:=MEDIAN([.Z8:.Z10])" office:value-type="float" office:value="0.319692972894" calcext:value-type="float">
            <text:p>0.319692972894</text:p>
          </table:table-cell>
          <table:table-cell table:formula="of:=MEDIAN([.AA8:.AA10])" office:value-type="float" office:value="0.357855127214" calcext:value-type="float">
            <text:p>0.357855127214</text:p>
          </table:table-cell>
          <table:table-cell table:formula="of:=MEDIAN([.AB8:.AB10])" office:value-type="float" office:value="0.392701891138" calcext:value-type="float">
            <text:p>0.392701891138</text:p>
          </table:table-cell>
          <table:table-cell table:formula="of:=MEDIAN([.AC8:.AC10])" office:value-type="float" office:value="0.412992353903" calcext:value-type="float">
            <text:p>0.412992353903</text:p>
          </table:table-cell>
          <table:table-cell table:formula="of:=MEDIAN([.AD8:.AD10])" office:value-type="float" office:value="0.439832654063" calcext:value-type="float">
            <text:p>0.439832654063</text:p>
          </table:table-cell>
          <table:table-cell table:formula="of:=MEDIAN([.AE8:.AE10])" office:value-type="float" office:value="0.45578226208" calcext:value-type="float">
            <text:p>0.45578226208</text:p>
          </table:table-cell>
          <table:table-cell table:formula="of:=MEDIAN([.AF8:.AF10])" office:value-type="float" office:value="0.47122187786" calcext:value-type="float">
            <text:p>0.47122187786</text:p>
          </table:table-cell>
          <table:table-cell table:formula="of:=MEDIAN([.AG8:.AG10])" office:value-type="float" office:value="0.505677719486" calcext:value-type="float">
            <text:p>0.505677719486</text:p>
          </table:table-cell>
          <table:table-cell table:formula="of:=MEDIAN([.AH8:.AH10])" office:value-type="float" office:value="0.512395926761" calcext:value-type="float">
            <text:p>0.512395926761</text:p>
          </table:table-cell>
          <table:table-cell table:formula="of:=MEDIAN([.AI8:.AI10])" office:value-type="float" office:value="0.513434375806" calcext:value-type="float">
            <text:p>0.513434375806</text:p>
          </table:table-cell>
          <table:table-cell table:formula="of:=MEDIAN([.AJ8:.AJ10])" office:value-type="float" office:value="0" calcext:value-type="float">
            <text:p>0</text:p>
          </table:table-cell>
          <table:table-cell table:formula="of:=MEDIAN([.AK8:.AK10])" office:value-type="float" office:value="0.000175160114876" calcext:value-type="float">
            <text:p>0.000175160114876</text:p>
          </table:table-cell>
          <table:table-cell table:formula="of:=MEDIAN([.AL8:.AL10])" office:value-type="float" office:value="0.0407992903873" calcext:value-type="float">
            <text:p>0.0407992903873</text:p>
          </table:table-cell>
          <table:table-cell table:formula="of:=MEDIAN([.AM8:.AM10])" office:value-type="float" office:value="0.0803202215014" calcext:value-type="float">
            <text:p>0.0803202215014</text:p>
          </table:table-cell>
          <table:table-cell table:formula="of:=MEDIAN([.AN8:.AN10])" office:value-type="float" office:value="0.115896772922" calcext:value-type="float">
            <text:p>0.115896772922</text:p>
          </table:table-cell>
          <table:table-cell table:formula="of:=MEDIAN([.AO8:.AO10])" office:value-type="float" office:value="0.147686168069" calcext:value-type="float">
            <text:p>0.147686168069</text:p>
          </table:table-cell>
          <table:table-cell table:formula="of:=MEDIAN([.AP8:.AP10])" office:value-type="float" office:value="0.173696133841" calcext:value-type="float">
            <text:p>0.173696133841</text:p>
          </table:table-cell>
          <table:table-cell table:formula="of:=MEDIAN([.AQ8:.AQ10])" office:value-type="float" office:value="0.198600474192" calcext:value-type="float">
            <text:p>0.198600474192</text:p>
          </table:table-cell>
          <table:table-cell table:formula="of:=MEDIAN([.AR8:.AR10])" office:value-type="float" office:value="0.221786902502" calcext:value-type="float">
            <text:p>0.221786902502</text:p>
          </table:table-cell>
          <table:table-cell table:formula="of:=MEDIAN([.AS8:.AS10])" office:value-type="float" office:value="0.237057291349" calcext:value-type="float">
            <text:p>0.237057291349</text:p>
          </table:table-cell>
          <table:table-cell table:formula="of:=MEDIAN([.AT8:.AT10])" office:value-type="float" office:value="0.258152397228" calcext:value-type="float">
            <text:p>0.258152397228</text:p>
          </table:table-cell>
          <table:table-cell table:formula="of:=MEDIAN([.AU8:.AU10])" office:value-type="float" office:value="0.27557814865" calcext:value-type="float">
            <text:p>0.27557814865</text:p>
          </table:table-cell>
          <table:table-cell table:formula="of:=MEDIAN([.AV8:.AV10])" office:value-type="float" office:value="0.277406515462" calcext:value-type="float">
            <text:p>0.277406515462</text:p>
          </table:table-cell>
          <table:table-cell table:formula="of:=MEDIAN([.AW8:.AW10])" office:value-type="float" office:value="0.292432990106" calcext:value-type="float">
            <text:p>0.292432990106</text:p>
          </table:table-cell>
          <table:table-cell table:formula="of:=MEDIAN([.AX8:.AX10])" office:value-type="float" office:value="0.315999386693" calcext:value-type="float">
            <text:p>0.315999386693</text:p>
          </table:table-cell>
          <table:table-cell table:formula="of:=MEDIAN([.AY8:.AY10])" office:value-type="float" office:value="0.324462762384" calcext:value-type="float">
            <text:p>0.324462762384</text:p>
          </table:table-cell>
          <table:table-cell table:formula="of:=MEDIAN([.AZ8:.AZ10])" office:value-type="float" office:value="0.334531985447" calcext:value-type="float">
            <text:p>0.334531985447</text:p>
          </table:table-cell>
          <table:table-cell table:formula="of:=MEDIAN([.BA8:.BA10])" office:value-type="float" office:value="0.347692442444" calcext:value-type="float">
            <text:p>0.347692442444</text:p>
          </table:table-cell>
          <table:table-cell/>
          <table:table-cell office:value-type="float" office:value="0.000680774640437" calcext:value-type="float">
            <text:p>0.000680774640437</text:p>
          </table:table-cell>
          <table:table-cell office:value-type="float" office:value="0.189242770326" calcext:value-type="float">
            <text:p>0.189242770326</text:p>
          </table:table-cell>
          <table:table-cell office:value-type="float" office:value="0.357411633635" calcext:value-type="float">
            <text:p>0.357411633635</text:p>
          </table:table-cell>
          <table:table-cell office:value-type="float" office:value="0.507523263897" calcext:value-type="float">
            <text:p>0.507523263897</text:p>
          </table:table-cell>
          <table:table-cell office:value-type="float" office:value="0.641584026875" calcext:value-type="float">
            <text:p>0.641584026875</text:p>
          </table:table-cell>
          <table:table-cell office:value-type="float" office:value="0.761396341878" calcext:value-type="float">
            <text:p>0.761396341878</text:p>
          </table:table-cell>
          <table:table-cell office:value-type="float" office:value="0.868572228443" calcext:value-type="float">
            <text:p>0.868572228443</text:p>
          </table:table-cell>
          <table:table-cell office:value-type="float" office:value="0.964547119654" calcext:value-type="float">
            <text:p>0.964547119654</text:p>
          </table:table-cell>
          <table:table-cell office:value-type="float" office:value="1.04979556866" calcext:value-type="float">
            <text:p>1.04979556866</text:p>
          </table:table-cell>
          <table:table-cell office:value-type="float" office:value="1.12784935621" calcext:value-type="float">
            <text:p>1.12784935621</text:p>
          </table:table-cell>
          <table:table-cell office:value-type="float" office:value="1.1973048554" calcext:value-type="float">
            <text:p>1.1973048554</text:p>
          </table:table-cell>
          <table:table-cell office:value-type="float" office:value="1.25984443009" calcext:value-type="float">
            <text:p>1.25984443009</text:p>
          </table:table-cell>
          <table:table-cell office:value-type="float" office:value="1.31624560094" calcext:value-type="float">
            <text:p>1.31624560094</text:p>
          </table:table-cell>
          <table:table-cell office:value-type="float" office:value="1.3671936464" calcext:value-type="float">
            <text:p>1.3671936464</text:p>
          </table:table-cell>
          <table:table-cell office:value-type="float" office:value="1.41329235787" calcext:value-type="float">
            <text:p>1.41329235787</text:p>
          </table:table-cell>
          <table:table-cell office:value-type="float" office:value="1.45507371659" calcext:value-type="float">
            <text:p>1.45507371659</text:p>
          </table:table-cell>
          <table:table-cell office:value-type="float" office:value="1.49300653973" calcext:value-type="float">
            <text:p>1.49300653973</text:p>
          </table:table-cell>
          <table:table-cell/>
          <table:table-cell office:value-type="float" office:value="0.00039909071497" calcext:value-type="float">
            <text:p>0.00039909071497</text:p>
          </table:table-cell>
          <table:table-cell office:value-type="float" office:value="0.107680135069" calcext:value-type="float">
            <text:p>0.107680135069</text:p>
          </table:table-cell>
          <table:table-cell office:value-type="float" office:value="0.222966929222" calcext:value-type="float">
            <text:p>0.222966929222</text:p>
          </table:table-cell>
          <table:table-cell office:value-type="float" office:value="0.338044742507" calcext:value-type="float">
            <text:p>0.338044742507</text:p>
          </table:table-cell>
          <table:table-cell office:value-type="float" office:value="0.448111362493" calcext:value-type="float">
            <text:p>0.448111362493</text:p>
          </table:table-cell>
          <table:table-cell office:value-type="float" office:value="0.550839784155" calcext:value-type="float">
            <text:p>0.550839784155</text:p>
          </table:table-cell>
          <table:table-cell office:value-type="float" office:value="0.64535997501" calcext:value-type="float">
            <text:p>0.64535997501</text:p>
          </table:table-cell>
          <table:table-cell office:value-type="float" office:value="0.73160398271" calcext:value-type="float">
            <text:p>0.73160398271</text:p>
          </table:table-cell>
          <table:table-cell office:value-type="float" office:value="0.809920798344" calcext:value-type="float">
            <text:p>0.809920798344</text:p>
          </table:table-cell>
          <table:table-cell office:value-type="float" office:value="0.880856469518" calcext:value-type="float">
            <text:p>0.880856469518</text:p>
          </table:table-cell>
          <table:table-cell office:value-type="float" office:value="0.945031830728" calcext:value-type="float">
            <text:p>0.945031830728</text:p>
          </table:table-cell>
          <table:table-cell office:value-type="float" office:value="1.00307647851" calcext:value-type="float">
            <text:p>1.00307647851</text:p>
          </table:table-cell>
          <table:table-cell office:value-type="float" office:value="1.05559457878" calcext:value-type="float">
            <text:p>1.05559457878</text:p>
          </table:table-cell>
          <table:table-cell office:value-type="float" office:value="1.10314849289" calcext:value-type="float">
            <text:p>1.10314849289</text:p>
          </table:table-cell>
          <table:table-cell office:value-type="float" office:value="1.14625228568" calcext:value-type="float">
            <text:p>1.14625228568</text:p>
          </table:table-cell>
          <table:table-cell office:value-type="float" office:value="1.18537063341" calcext:value-type="float">
            <text:p>1.18537063341</text:p>
          </table:table-cell>
          <table:table-cell office:value-type="float" office:value="1.22092059345" calcext:value-type="float">
            <text:p>1.22092059345</text:p>
          </table:table-cell>
          <table:table-cell/>
          <table:table-cell office:value-type="float" office:value="0.000398891622201" calcext:value-type="float">
            <text:p>0.000398891622201</text:p>
          </table:table-cell>
          <table:table-cell office:value-type="float" office:value="0.0965367075652" calcext:value-type="float">
            <text:p>0.0965367075652</text:p>
          </table:table-cell>
          <table:table-cell office:value-type="float" office:value="0.184405973318" calcext:value-type="float">
            <text:p>0.184405973318</text:p>
          </table:table-cell>
          <table:table-cell office:value-type="float" office:value="0.263325474499" calcext:value-type="float">
            <text:p>0.263325474499</text:p>
          </table:table-cell>
          <table:table-cell office:value-type="float" office:value="0.333627791927" calcext:value-type="float">
            <text:p>0.333627791927</text:p>
          </table:table-cell>
          <table:table-cell office:value-type="float" office:value="0.396180787131" calcext:value-type="float">
            <text:p>0.396180787131</text:p>
          </table:table-cell>
          <table:table-cell office:value-type="float" office:value="0.45200398266" calcext:value-type="float">
            <text:p>0.45200398266</text:p>
          </table:table-cell>
          <table:table-cell office:value-type="float" office:value="0.502051946052" calcext:value-type="float">
            <text:p>0.502051946052</text:p>
          </table:table-cell>
          <table:table-cell office:value-type="float" office:value="0.547132877441" calcext:value-type="float">
            <text:p>0.547132877441</text:p>
          </table:table-cell>
          <table:table-cell office:value-type="float" office:value="0.587903109309" calcext:value-type="float">
            <text:p>0.587903109309</text:p>
          </table:table-cell>
          <table:table-cell office:value-type="float" office:value="0.624891710937" calcext:value-type="float">
            <text:p>0.624891710937</text:p>
          </table:table-cell>
          <table:table-cell office:value-type="float" office:value="0.65853041405" calcext:value-type="float">
            <text:p>0.65853041405</text:p>
          </table:table-cell>
          <table:table-cell office:value-type="float" office:value="0.689179018603" calcext:value-type="float">
            <text:p>0.689179018603</text:p>
          </table:table-cell>
          <table:table-cell office:value-type="float" office:value="0.717144124839" calcext:value-type="float">
            <text:p>0.717144124839</text:p>
          </table:table-cell>
          <table:table-cell office:value-type="float" office:value="0.742692041756" calcext:value-type="float">
            <text:p>0.742692041756</text:p>
          </table:table-cell>
          <table:table-cell office:value-type="float" office:value="0.766057440826" calcext:value-type="float">
            <text:p>0.766057440826</text:p>
          </table:table-cell>
          <table:table-cell office:value-type="float" office:value="0.787449167958" calcext:value-type="float">
            <text:p>0.787449167958</text:p>
          </table:table-cell>
        </table:table-row>
        <table:table-row table:style-name="ro1" table:number-rows-repeated="2">
          <table:table-cell table:number-columns-repeated="107"/>
        </table:table-row>
        <table:table-row table:style-name="ro1">
          <table:table-cell table:number-columns-repeated="19"/>
          <table:table-cell office:value-type="float" office:value="0.001" calcext:value-type="float">
            <text:p>0.001</text:p>
          </table:table-cell>
          <table:table-cell table:number-columns-repeated="87"/>
        </table:table-row>
        <table:table-row table:style-name="ro1">
          <table:table-cell table:number-columns-repeated="19"/>
          <table:table-cell office:value-type="float" office:value="0.251" calcext:value-type="float">
            <text:p>0.251</text:p>
          </table:table-cell>
          <table:table-cell table:number-columns-repeated="87"/>
        </table:table-row>
        <table:table-row table:style-name="ro1">
          <table:table-cell table:number-columns-repeated="19"/>
          <table:table-cell office:value-type="float" office:value="0.501" calcext:value-type="float">
            <text:p>0.501</text:p>
          </table:table-cell>
          <table:table-cell office:value-type="float" office:value="0.001" calcext:value-type="float">
            <text:p>0.001</text:p>
          </table:table-cell>
          <table:table-cell table:number-columns-repeated="86"/>
        </table:table-row>
        <table:table-row table:style-name="ro1">
          <table:table-cell table:number-columns-repeated="19"/>
          <table:table-cell table:formula="of:=[.T16]+0.25" office:value-type="float" office:value="0.751" calcext:value-type="float">
            <text:p>0.751</text:p>
          </table:table-cell>
          <table:table-cell table:formula="of:=[.U16]+1" office:value-type="float" office:value="1.001" calcext:value-type="float">
            <text:p>1.001</text:p>
          </table:table-cell>
          <table:table-cell table:number-columns-repeated="86"/>
        </table:table-row>
        <table:table-row table:style-name="ro1">
          <table:table-cell table:number-columns-repeated="19"/>
          <table:table-cell table:formula="of:=[.T17]+0.25" office:value-type="float" office:value="1.001" calcext:value-type="float">
            <text:p>1.001</text:p>
          </table:table-cell>
          <table:table-cell table:formula="of:=[.U17]+1" office:value-type="float" office:value="2.001" calcext:value-type="float">
            <text:p>2.001</text:p>
          </table:table-cell>
          <table:table-cell table:number-columns-repeated="86"/>
        </table:table-row>
        <table:table-row table:style-name="ro1">
          <table:table-cell table:number-columns-repeated="19"/>
          <table:table-cell table:formula="of:=[.T18]+0.25" office:value-type="float" office:value="1.251" calcext:value-type="float">
            <text:p>1.251</text:p>
          </table:table-cell>
          <table:table-cell table:formula="of:=[.U18]+1" office:value-type="float" office:value="3.001" calcext:value-type="float">
            <text:p>3.001</text:p>
          </table:table-cell>
          <table:table-cell table:number-columns-repeated="86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"/>
          <table:table-cell table:formula="of:=[.T19]+0.25" office:value-type="float" office:value="1.501" calcext:value-type="float">
            <text:p>1.501</text:p>
          </table:table-cell>
          <table:table-cell table:formula="of:=[.U19]+1" office:value-type="float" office:value="4.001" calcext:value-type="float">
            <text:p>4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0]+1" office:value-type="float" office:value="1" calcext:value-type="float">
            <text:p>1</text:p>
          </table:table-cell>
          <table:table-cell table:number-columns-repeated="5"/>
          <table:table-cell table:formula="of:=[.T20]+0.25" office:value-type="float" office:value="1.751" calcext:value-type="float">
            <text:p>1.751</text:p>
          </table:table-cell>
          <table:table-cell table:formula="of:=[.U20]+1" office:value-type="float" office:value="5.001" calcext:value-type="float">
            <text:p>5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1]+1" office:value-type="float" office:value="2" calcext:value-type="float">
            <text:p>2</text:p>
          </table:table-cell>
          <table:table-cell table:number-columns-repeated="5"/>
          <table:table-cell table:formula="of:=[.T21]+0.25" office:value-type="float" office:value="2.001" calcext:value-type="float">
            <text:p>2.001</text:p>
          </table:table-cell>
          <table:table-cell table:formula="of:=[.U21]+1" office:value-type="float" office:value="6.001" calcext:value-type="float">
            <text:p>6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2]+1" office:value-type="float" office:value="3" calcext:value-type="float">
            <text:p>3</text:p>
          </table:table-cell>
          <table:table-cell table:number-columns-repeated="5"/>
          <table:table-cell table:formula="of:=[.T22]+0.25" office:value-type="float" office:value="2.251" calcext:value-type="float">
            <text:p>2.251</text:p>
          </table:table-cell>
          <table:table-cell table:formula="of:=[.U22]+1" office:value-type="float" office:value="7.001" calcext:value-type="float">
            <text:p>7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3]+1" office:value-type="float" office:value="4" calcext:value-type="float">
            <text:p>4</text:p>
          </table:table-cell>
          <table:table-cell table:number-columns-repeated="5"/>
          <table:table-cell table:formula="of:=[.T23]+0.25" office:value-type="float" office:value="2.501" calcext:value-type="float">
            <text:p>2.501</text:p>
          </table:table-cell>
          <table:table-cell table:formula="of:=[.U23]+1" office:value-type="float" office:value="8.001" calcext:value-type="float">
            <text:p>8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4]+1" office:value-type="float" office:value="5" calcext:value-type="float">
            <text:p>5</text:p>
          </table:table-cell>
          <table:table-cell table:number-columns-repeated="5"/>
          <table:table-cell table:formula="of:=[.T24]+0.25" office:value-type="float" office:value="2.751" calcext:value-type="float">
            <text:p>2.751</text:p>
          </table:table-cell>
          <table:table-cell table:formula="of:=[.U24]+1" office:value-type="float" office:value="9.001" calcext:value-type="float">
            <text:p>9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5]+1" office:value-type="float" office:value="6" calcext:value-type="float">
            <text:p>6</text:p>
          </table:table-cell>
          <table:table-cell table:number-columns-repeated="5"/>
          <table:table-cell table:formula="of:=[.T25]+0.25" office:value-type="float" office:value="3.001" calcext:value-type="float">
            <text:p>3.001</text:p>
          </table:table-cell>
          <table:table-cell table:formula="of:=[.U25]+1" office:value-type="float" office:value="10.001" calcext:value-type="float">
            <text:p>10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6]+1" office:value-type="float" office:value="7" calcext:value-type="float">
            <text:p>7</text:p>
          </table:table-cell>
          <table:table-cell table:number-columns-repeated="5"/>
          <table:table-cell table:formula="of:=[.T26]+0.25" office:value-type="float" office:value="3.251" calcext:value-type="float">
            <text:p>3.251</text:p>
          </table:table-cell>
          <table:table-cell table:formula="of:=[.U26]+1" office:value-type="float" office:value="11.001" calcext:value-type="float">
            <text:p>11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7]+1" office:value-type="float" office:value="8" calcext:value-type="float">
            <text:p>8</text:p>
          </table:table-cell>
          <table:table-cell table:number-columns-repeated="5"/>
          <table:table-cell table:formula="of:=[.T27]+0.25" office:value-type="float" office:value="3.501" calcext:value-type="float">
            <text:p>3.501</text:p>
          </table:table-cell>
          <table:table-cell table:formula="of:=[.U27]+1" office:value-type="float" office:value="12.001" calcext:value-type="float">
            <text:p>12.001</text:p>
          </table:table-cell>
          <table:table-cell table:number-columns-repeated="86"/>
        </table:table-row>
        <table:table-row table:style-name="ro1">
          <table:table-cell table:number-columns-repeated="13"/>
          <table:table-cell table:formula="of:=[.N28]+1" office:value-type="float" office:value="9" calcext:value-type="float">
            <text:p>9</text:p>
          </table:table-cell>
          <table:table-cell table:number-columns-repeated="5"/>
          <table:table-cell table:formula="of:=[.T28]+0.25" office:value-type="float" office:value="3.751" calcext:value-type="float">
            <text:p>3.751</text:p>
          </table:table-cell>
          <table:table-cell table:formula="of:=[.U28]+1" office:value-type="float" office:value="13.001" calcext:value-type="float">
            <text:p>13.001</text:p>
          </table:table-cell>
          <table:table-cell table:number-columns-repeated="86"/>
        </table:table-row>
        <table:table-row table:style-name="ro1">
          <table:table-cell table:number-columns-repeated="19"/>
          <table:table-cell table:formula="of:=[.T29]+0.25" office:value-type="float" office:value="4.001" calcext:value-type="float">
            <text:p>4.001</text:p>
          </table:table-cell>
          <table:table-cell table:formula="of:=[.U29]+1" office:value-type="float" office:value="14.001" calcext:value-type="float">
            <text:p>14.001</text:p>
          </table:table-cell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46:58.688920562</meta:creation-date>
    <dc:date>2017-11-07T13:35:02.899102682</dc:date>
    <meta:editing-duration>PT58M50S</meta:editing-duration>
    <meta:editing-cycles>2</meta:editing-cycles>
    <meta:generator>LibreOffice/5.3.4.2$Linux_X86_64 LibreOffice_project/f82d347ccc0be322489bf7da61d7e4ad13fe2ff3</meta:generator>
    <meta:document-statistic meta:table-count="1" meta:cell-count="5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373cm" svg:height="15.035cm" xlink:href=".." xlink:type="simple" chart:class="chart:line" chart:style-name="ch1">
        <chart:legend chart:legend-position="end" svg:x="32.489cm" svg:y="6.132cm" style:legend-expansion="high" chart:style-name="ch2"/>
        <chart:plot-area chart:style-name="ch3" table:cell-range-address="Sheet1.T14:Sheet1.T30 Sheet1.A11:Sheet1.Q11 Sheet1.S11:Sheet1.AI11 Sheet1.AK11:Sheet1.BA11 Sheet1.BC11:Sheet1.BS11 Sheet1.BU11:Sheet1.CK11 Sheet1.CM11:Sheet1.DC11" chart:data-source-has-labels="both" svg:x="1.686cm" svg:y="0.3cm" svg:width="30.076cm" svg:height="13.506cm">
          <chartooo:coordinate-region svg:x="2.413cm" svg:y="0.473cm" svg:width="28.924cm" svg:height="12.739cm"/>
          <chart:axis chart:dimension="x" chart:name="primary-x" chart:style-name="ch4" chartooo:axis-type="auto">
            <chartooo:date-scale/>
            <chart:title svg:x="16.138cm" svg:y="14.106cm" chart:style-name="ch5">
              <text:p>Sigma*</text:p>
            </chart:title>
            <chart:categories table:cell-range-address="Sheet1.T14:Sheet1.T30"/>
          </chart:axis>
          <chart:axis chart:dimension="y" chart:name="primary-y" chart:style-name="ch4">
            <chart:title svg:x="0.451cm" svg:y="8.142cm" chart:style-name="ch6">
              <text:p>Progress rate*</text:p>
            </chart:title>
            <chart:grid chart:style-name="ch7" chart:class="major"/>
          </chart:axis>
          <chart:series chart:style-name="ch8" chart:values-cell-range-address="Sheet1.A11:Sheet1.Q11" loext:label-string="400derror0.001" chart:class="chart:line">
            <chart:data-point chart:repeated="17"/>
          </chart:series>
          <chart:series chart:style-name="ch9" chart:values-cell-range-address="Sheet1.S11:Sheet1.AI11" loext:label-string="400derror1.001" chart:class="chart:line">
            <chart:data-point chart:repeated="17"/>
          </chart:series>
          <chart:series chart:style-name="ch10" chart:values-cell-range-address="Sheet1.AK11:Sheet1.BA11" loext:label-string="400derror2.001" chart:class="chart:line">
            <chart:data-point chart:repeated="17"/>
          </chart:series>
          <chart:series chart:style-name="ch11" chart:values-cell-range-address="Sheet1.BC11:Sheet1.BS11" loext:label-string="error0.001infinitd" chart:class="chart:line">
            <chart:data-point chart:repeated="17"/>
          </chart:series>
          <chart:series chart:style-name="ch12" chart:values-cell-range-address="Sheet1.BU11:Sheet1.CK11" loext:label-string="error1.001infinitd" chart:class="chart:line">
            <chart:data-point chart:repeated="17"/>
          </chart:series>
          <chart:series chart:style-name="ch13" chart:values-cell-range-address="Sheet1.CM11:Sheet1.DC11" loext:label-string="error2.001infinitd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derror0.001</text:p>
              </table:table-cell>
              <table:table-cell office:value-type="string">
                <text:p>400derror1.001</text:p>
              </table:table-cell>
              <table:table-cell office:value-type="string">
                <text:p>400derror2.001</text:p>
              </table:table-cell>
              <table:table-cell office:value-type="string">
                <text:p>error0.001infinitd</text:p>
              </table:table-cell>
              <table:table-cell office:value-type="string">
                <text:p>error1.001infinitd</text:p>
              </table:table-cell>
              <table:table-cell office:value-type="string">
                <text:p>error2.001infinitd</text:p>
              </table:table-cell>
            </table:table-row>
          </table:table-header-rows>
          <table:table-rows>
            <table:table-row>
              <table:table-cell office:value-type="float" office:value="0.001">
                <text:p>0.001</text:p>
                <draw:g>
                  <svg:desc>Sheet1.T14:Sheet1.T30</svg:desc>
                </draw:g>
              </table:table-cell>
              <table:table-cell office:value-type="float" office:value="0.000294930812684">
                <text:p>0.000294930812684</text:p>
                <draw:g>
                  <svg:desc>Sheet1.A11:Sheet1.Q11</svg:desc>
                </draw:g>
              </table:table-cell>
              <table:table-cell office:value-type="float" office:value="0.000176218142242">
                <text:p>0.000176218142242</text:p>
                <draw:g>
                  <svg:desc>Sheet1.S11:Sheet1.AI11</svg:desc>
                </draw:g>
              </table:table-cell>
              <table:table-cell office:value-type="float" office:value="0.000175160114876">
                <text:p>0.000175160114876</text:p>
                <draw:g>
                  <svg:desc>Sheet1.AK11:Sheet1.BA11</svg:desc>
                </draw:g>
              </table:table-cell>
              <table:table-cell office:value-type="float" office:value="0.000680774640437">
                <text:p>0.000680774640437</text:p>
                <draw:g>
                  <svg:desc>Sheet1.BC11:Sheet1.BS11</svg:desc>
                </draw:g>
              </table:table-cell>
              <table:table-cell office:value-type="float" office:value="0.00039909071497">
                <text:p>0.00039909071497</text:p>
                <draw:g>
                  <svg:desc>Sheet1.BU11:Sheet1.CK11</svg:desc>
                </draw:g>
              </table:table-cell>
              <table:table-cell office:value-type="float" office:value="0.000398891622201">
                <text:p>0.000398891622201</text:p>
                <draw:g>
                  <svg:desc>Sheet1.CM11:Sheet1.DC11</svg:desc>
                </draw:g>
              </table:table-cell>
            </table:table-row>
            <table:table-row>
              <table:table-cell office:value-type="float" office:value="0.251">
                <text:p>0.251</text:p>
              </table:table-cell>
              <table:table-cell office:value-type="float" office:value="0.0825314243548">
                <text:p>0.0825314243548</text:p>
              </table:table-cell>
              <table:table-cell office:value-type="float" office:value="0.0475344400149">
                <text:p>0.0475344400149</text:p>
              </table:table-cell>
              <table:table-cell office:value-type="float" office:value="0.0407992903873">
                <text:p>0.0407992903873</text:p>
              </table:table-cell>
              <table:table-cell office:value-type="float" office:value="0.189242770326">
                <text:p>0.189242770326</text:p>
              </table:table-cell>
              <table:table-cell office:value-type="float" office:value="0.107680135069">
                <text:p>0.107680135069</text:p>
              </table:table-cell>
              <table:table-cell office:value-type="float" office:value="0.0965367075652">
                <text:p>0.0965367075652</text:p>
              </table:table-cell>
            </table:table-row>
            <table:table-row>
              <table:table-cell office:value-type="float" office:value="0.501">
                <text:p>0.501</text:p>
              </table:table-cell>
              <table:table-cell office:value-type="float" office:value="0.15359247328">
                <text:p>0.15359247328</text:p>
              </table:table-cell>
              <table:table-cell office:value-type="float" office:value="0.0966239932612">
                <text:p>0.0966239932612</text:p>
              </table:table-cell>
              <table:table-cell office:value-type="float" office:value="0.0803202215014">
                <text:p>0.0803202215014</text:p>
              </table:table-cell>
              <table:table-cell office:value-type="float" office:value="0.357411633635">
                <text:p>0.357411633635</text:p>
              </table:table-cell>
              <table:table-cell office:value-type="float" office:value="0.222966929222">
                <text:p>0.222966929222</text:p>
              </table:table-cell>
              <table:table-cell office:value-type="float" office:value="0.184405973318">
                <text:p>0.184405973318</text:p>
              </table:table-cell>
            </table:table-row>
            <table:table-row>
              <table:table-cell office:value-type="float" office:value="0.751">
                <text:p>0.751</text:p>
              </table:table-cell>
              <table:table-cell office:value-type="float" office:value="0.216463221118">
                <text:p>0.216463221118</text:p>
              </table:table-cell>
              <table:table-cell office:value-type="float" office:value="0.145952680617">
                <text:p>0.145952680617</text:p>
              </table:table-cell>
              <table:table-cell office:value-type="float" office:value="0.115896772922">
                <text:p>0.115896772922</text:p>
              </table:table-cell>
              <table:table-cell office:value-type="float" office:value="0.507523263897">
                <text:p>0.507523263897</text:p>
              </table:table-cell>
              <table:table-cell office:value-type="float" office:value="0.338044742507">
                <text:p>0.338044742507</text:p>
              </table:table-cell>
              <table:table-cell office:value-type="float" office:value="0.263325474499">
                <text:p>0.263325474499</text:p>
              </table:table-cell>
            </table:table-row>
            <table:table-row>
              <table:table-cell office:value-type="float" office:value="1.001">
                <text:p>1.001</text:p>
              </table:table-cell>
              <table:table-cell office:value-type="float" office:value="0.280626520018">
                <text:p>0.280626520018</text:p>
              </table:table-cell>
              <table:table-cell office:value-type="float" office:value="0.19673984921">
                <text:p>0.19673984921</text:p>
              </table:table-cell>
              <table:table-cell office:value-type="float" office:value="0.147686168069">
                <text:p>0.147686168069</text:p>
              </table:table-cell>
              <table:table-cell office:value-type="float" office:value="0.641584026875">
                <text:p>0.641584026875</text:p>
              </table:table-cell>
              <table:table-cell office:value-type="float" office:value="0.448111362493">
                <text:p>0.448111362493</text:p>
              </table:table-cell>
              <table:table-cell office:value-type="float" office:value="0.333627791927">
                <text:p>0.333627791927</text:p>
              </table:table-cell>
            </table:table-row>
            <table:table-row>
              <table:table-cell office:value-type="float" office:value="1.251">
                <text:p>1.251</text:p>
              </table:table-cell>
              <table:table-cell office:value-type="float" office:value="0.333280898938">
                <text:p>0.333280898938</text:p>
              </table:table-cell>
              <table:table-cell office:value-type="float" office:value="0.240072804905">
                <text:p>0.240072804905</text:p>
              </table:table-cell>
              <table:table-cell office:value-type="float" office:value="0.173696133841">
                <text:p>0.173696133841</text:p>
              </table:table-cell>
              <table:table-cell office:value-type="float" office:value="0.761396341878">
                <text:p>0.761396341878</text:p>
              </table:table-cell>
              <table:table-cell office:value-type="float" office:value="0.550839784155">
                <text:p>0.550839784155</text:p>
              </table:table-cell>
              <table:table-cell office:value-type="float" office:value="0.396180787131">
                <text:p>0.396180787131</text:p>
              </table:table-cell>
            </table:table-row>
            <table:table-row>
              <table:table-cell office:value-type="float" office:value="1.501">
                <text:p>1.501</text:p>
              </table:table-cell>
              <table:table-cell office:value-type="float" office:value="0.380856899296">
                <text:p>0.380856899296</text:p>
              </table:table-cell>
              <table:table-cell office:value-type="float" office:value="0.279715789269">
                <text:p>0.279715789269</text:p>
              </table:table-cell>
              <table:table-cell office:value-type="float" office:value="0.198600474192">
                <text:p>0.198600474192</text:p>
              </table:table-cell>
              <table:table-cell office:value-type="float" office:value="0.868572228443">
                <text:p>0.868572228443</text:p>
              </table:table-cell>
              <table:table-cell office:value-type="float" office:value="0.64535997501">
                <text:p>0.64535997501</text:p>
              </table:table-cell>
              <table:table-cell office:value-type="float" office:value="0.45200398266">
                <text:p>0.45200398266</text:p>
              </table:table-cell>
            </table:table-row>
            <table:table-row>
              <table:table-cell office:value-type="float" office:value="1.751">
                <text:p>1.751</text:p>
              </table:table-cell>
              <table:table-cell office:value-type="float" office:value="0.415527132843">
                <text:p>0.415527132843</text:p>
              </table:table-cell>
              <table:table-cell office:value-type="float" office:value="0.319692972894">
                <text:p>0.319692972894</text:p>
              </table:table-cell>
              <table:table-cell office:value-type="float" office:value="0.221786902502">
                <text:p>0.221786902502</text:p>
              </table:table-cell>
              <table:table-cell office:value-type="float" office:value="0.964547119654">
                <text:p>0.964547119654</text:p>
              </table:table-cell>
              <table:table-cell office:value-type="float" office:value="0.73160398271">
                <text:p>0.73160398271</text:p>
              </table:table-cell>
              <table:table-cell office:value-type="float" office:value="0.502051946052">
                <text:p>0.502051946052</text:p>
              </table:table-cell>
            </table:table-row>
            <table:table-row>
              <table:table-cell office:value-type="float" office:value="2.001">
                <text:p>2.001</text:p>
              </table:table-cell>
              <table:table-cell office:value-type="float" office:value="0.458024466905">
                <text:p>0.458024466905</text:p>
              </table:table-cell>
              <table:table-cell office:value-type="float" office:value="0.357855127214">
                <text:p>0.357855127214</text:p>
              </table:table-cell>
              <table:table-cell office:value-type="float" office:value="0.237057291349">
                <text:p>0.237057291349</text:p>
              </table:table-cell>
              <table:table-cell office:value-type="float" office:value="1.04979556866">
                <text:p>1.04979556866</text:p>
              </table:table-cell>
              <table:table-cell office:value-type="float" office:value="0.809920798344">
                <text:p>0.809920798344</text:p>
              </table:table-cell>
              <table:table-cell office:value-type="float" office:value="0.547132877441">
                <text:p>0.547132877441</text:p>
              </table:table-cell>
            </table:table-row>
            <table:table-row>
              <table:table-cell office:value-type="float" office:value="2.251">
                <text:p>2.251</text:p>
              </table:table-cell>
              <table:table-cell office:value-type="float" office:value="0.490128846681">
                <text:p>0.490128846681</text:p>
              </table:table-cell>
              <table:table-cell office:value-type="float" office:value="0.392701891138">
                <text:p>0.392701891138</text:p>
              </table:table-cell>
              <table:table-cell office:value-type="float" office:value="0.258152397228">
                <text:p>0.258152397228</text:p>
              </table:table-cell>
              <table:table-cell office:value-type="float" office:value="1.12784935621">
                <text:p>1.12784935621</text:p>
              </table:table-cell>
              <table:table-cell office:value-type="float" office:value="0.880856469518">
                <text:p>0.880856469518</text:p>
              </table:table-cell>
              <table:table-cell office:value-type="float" office:value="0.587903109309">
                <text:p>0.587903109309</text:p>
              </table:table-cell>
            </table:table-row>
            <table:table-row>
              <table:table-cell office:value-type="float" office:value="2.501">
                <text:p>2.501</text:p>
              </table:table-cell>
              <table:table-cell office:value-type="float" office:value="0.517510738854">
                <text:p>0.517510738854</text:p>
              </table:table-cell>
              <table:table-cell office:value-type="float" office:value="0.412992353903">
                <text:p>0.412992353903</text:p>
              </table:table-cell>
              <table:table-cell office:value-type="float" office:value="0.27557814865">
                <text:p>0.27557814865</text:p>
              </table:table-cell>
              <table:table-cell office:value-type="float" office:value="1.1973048554">
                <text:p>1.1973048554</text:p>
              </table:table-cell>
              <table:table-cell office:value-type="float" office:value="0.945031830728">
                <text:p>0.945031830728</text:p>
              </table:table-cell>
              <table:table-cell office:value-type="float" office:value="0.624891710937">
                <text:p>0.624891710937</text:p>
              </table:table-cell>
            </table:table-row>
            <table:table-row>
              <table:table-cell office:value-type="float" office:value="2.751">
                <text:p>2.751</text:p>
              </table:table-cell>
              <table:table-cell office:value-type="float" office:value="0.545489185553">
                <text:p>0.545489185553</text:p>
              </table:table-cell>
              <table:table-cell office:value-type="float" office:value="0.439832654063">
                <text:p>0.439832654063</text:p>
              </table:table-cell>
              <table:table-cell office:value-type="float" office:value="0.277406515462">
                <text:p>0.277406515462</text:p>
              </table:table-cell>
              <table:table-cell office:value-type="float" office:value="1.25984443009">
                <text:p>1.25984443009</text:p>
              </table:table-cell>
              <table:table-cell office:value-type="float" office:value="1.00307647851">
                <text:p>1.00307647851</text:p>
              </table:table-cell>
              <table:table-cell office:value-type="float" office:value="0.65853041405">
                <text:p>0.65853041405</text:p>
              </table:table-cell>
            </table:table-row>
            <table:table-row>
              <table:table-cell office:value-type="float" office:value="3.001">
                <text:p>3.001</text:p>
              </table:table-cell>
              <table:table-cell office:value-type="float" office:value="0.571865548267">
                <text:p>0.571865548267</text:p>
              </table:table-cell>
              <table:table-cell office:value-type="float" office:value="0.45578226208">
                <text:p>0.45578226208</text:p>
              </table:table-cell>
              <table:table-cell office:value-type="float" office:value="0.292432990106">
                <text:p>0.292432990106</text:p>
              </table:table-cell>
              <table:table-cell office:value-type="float" office:value="1.31624560094">
                <text:p>1.31624560094</text:p>
              </table:table-cell>
              <table:table-cell office:value-type="float" office:value="1.05559457878">
                <text:p>1.05559457878</text:p>
              </table:table-cell>
              <table:table-cell office:value-type="float" office:value="0.689179018603">
                <text:p>0.689179018603</text:p>
              </table:table-cell>
            </table:table-row>
            <table:table-row>
              <table:table-cell office:value-type="float" office:value="3.251">
                <text:p>3.251</text:p>
              </table:table-cell>
              <table:table-cell office:value-type="float" office:value="0.598158264593">
                <text:p>0.598158264593</text:p>
              </table:table-cell>
              <table:table-cell office:value-type="float" office:value="0.47122187786">
                <text:p>0.47122187786</text:p>
              </table:table-cell>
              <table:table-cell office:value-type="float" office:value="0.315999386693">
                <text:p>0.315999386693</text:p>
              </table:table-cell>
              <table:table-cell office:value-type="float" office:value="1.3671936464">
                <text:p>1.3671936464</text:p>
              </table:table-cell>
              <table:table-cell office:value-type="float" office:value="1.10314849289">
                <text:p>1.10314849289</text:p>
              </table:table-cell>
              <table:table-cell office:value-type="float" office:value="0.717144124839">
                <text:p>0.717144124839</text:p>
              </table:table-cell>
            </table:table-row>
            <table:table-row>
              <table:table-cell office:value-type="float" office:value="3.501">
                <text:p>3.501</text:p>
              </table:table-cell>
              <table:table-cell office:value-type="float" office:value="0.612849409074">
                <text:p>0.612849409074</text:p>
              </table:table-cell>
              <table:table-cell office:value-type="float" office:value="0.505677719486">
                <text:p>0.505677719486</text:p>
              </table:table-cell>
              <table:table-cell office:value-type="float" office:value="0.324462762384">
                <text:p>0.324462762384</text:p>
              </table:table-cell>
              <table:table-cell office:value-type="float" office:value="1.41329235787">
                <text:p>1.41329235787</text:p>
              </table:table-cell>
              <table:table-cell office:value-type="float" office:value="1.14625228568">
                <text:p>1.14625228568</text:p>
              </table:table-cell>
              <table:table-cell office:value-type="float" office:value="0.742692041756">
                <text:p>0.742692041756</text:p>
              </table:table-cell>
            </table:table-row>
            <table:table-row>
              <table:table-cell office:value-type="float" office:value="3.751">
                <text:p>3.751</text:p>
              </table:table-cell>
              <table:table-cell office:value-type="float" office:value="0.634281689683">
                <text:p>0.634281689683</text:p>
              </table:table-cell>
              <table:table-cell office:value-type="float" office:value="0.512395926761">
                <text:p>0.512395926761</text:p>
              </table:table-cell>
              <table:table-cell office:value-type="float" office:value="0.334531985447">
                <text:p>0.334531985447</text:p>
              </table:table-cell>
              <table:table-cell office:value-type="float" office:value="1.45507371659">
                <text:p>1.45507371659</text:p>
              </table:table-cell>
              <table:table-cell office:value-type="float" office:value="1.18537063341">
                <text:p>1.18537063341</text:p>
              </table:table-cell>
              <table:table-cell office:value-type="float" office:value="0.766057440826">
                <text:p>0.766057440826</text:p>
              </table:table-cell>
            </table:table-row>
            <table:table-row>
              <table:table-cell office:value-type="float" office:value="4.001">
                <text:p>4.001</text:p>
              </table:table-cell>
              <table:table-cell office:value-type="float" office:value="0.635381309153">
                <text:p>0.635381309153</text:p>
              </table:table-cell>
              <table:table-cell office:value-type="float" office:value="0.513434375806">
                <text:p>0.513434375806</text:p>
              </table:table-cell>
              <table:table-cell office:value-type="float" office:value="0.347692442444">
                <text:p>0.347692442444</text:p>
              </table:table-cell>
              <table:table-cell office:value-type="float" office:value="1.49300653973">
                <text:p>1.49300653973</text:p>
              </table:table-cell>
              <table:table-cell office:value-type="float" office:value="1.22092059345">
                <text:p>1.22092059345</text:p>
              </table:table-cell>
              <table:table-cell office:value-type="float" office:value="0.787449167958">
                <text:p>0.787449167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